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2.14cm"/>
    </style:style>
    <style:style style:name="co12" style:family="table-column">
      <style:table-column-properties fo:break-before="auto" style:column-width="1.73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556cm"/>
    </style:style>
    <style:style style:name="co16" style:family="table-column">
      <style:table-column-properties fo:break-before="auto" style:column-width="1.575cm"/>
    </style:style>
    <style:style style:name="co17" style:family="table-column">
      <style:table-column-properties fo:break-before="auto" style:column-width="2.062cm"/>
    </style:style>
    <style:style style:name="co18" style:family="table-column">
      <style:table-column-properties fo:break-before="auto" style:column-width="2.12cm"/>
    </style:style>
    <style:style style:name="co19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botto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office:value-type="string" calcext:value-type="string">
            <text:p>seborrheic_keratosi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em melanoma</text:p>
          </table:table-cell>
          <table:table-cell table:style-name="Default" office:value-type="string" calcext:value-type="string">
            <text:p>nem mel. %</text:p>
          </table:table-cell>
          <table:table-cell table:style-name="Default" office:value-type="string" calcext:value-type="string">
            <text:p>Mel %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D2]+[.C2]" office:value-type="float" office:value="1626" calcext:value-type="float">
            <text:p>1626</text:p>
          </table:table-cell>
          <table:table-cell table:formula="of:=[.F2]/[.E2]" office:value-type="percentage" office:value="0.813" calcext:value-type="percentage">
            <text:p>81,30%</text:p>
          </table:table-cell>
          <table:table-cell table:formula="of:=[.B2]/[.E2]"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D3]+[.C3]" office:value-type="float" office:value="483" calcext:value-type="float">
            <text:p>483</text:p>
          </table:table-cell>
          <table:table-cell table:formula="of:=[.F3]/[.E3]" office:value-type="percentage" office:value="0.805" calcext:value-type="percentage">
            <text:p>80,50%</text:p>
          </table:table-cell>
          <table:table-cell table:formula="of:=[.B3]/[.E3]"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D4]+[.C4]" office:value-type="float" office:value="120" calcext:value-type="float">
            <text:p>120</text:p>
          </table:table-cell>
          <table:table-cell table:formula="of:=[.F4]/[.E4]" office:value-type="percentage" office:value="0.8" calcext:value-type="percentage">
            <text:p>80,00%</text:p>
          </table:table-cell>
          <table:table-cell table:formula="of:=[.B4]/[.E4]" office:value-type="percentage" office:value="0.2" calcext:value-type="percentage">
            <text:p>20,00%</text:p>
          </table:table-cell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2:.B4])" office:value-type="float" office:value="521" calcext:value-type="float">
            <text:p>521</text:p>
          </table:table-cell>
          <table:table-cell table:style-name="Default" table:formula="of:=SUM([.C2:.C4])" office:value-type="float" office:value="1843" calcext:value-type="float">
            <text:p>1843</text:p>
          </table:table-cell>
          <table:table-cell table:style-name="Default" table:formula="of:=SUM([.D2:.D4])" office:value-type="float" office:value="386" calcext:value-type="float">
            <text:p>386</text:p>
          </table:table-cell>
          <table:table-cell table:style-name="ce2" table:formula="of:=SUM([.E2:.E4])" office:value-type="float" office:value="2750" calcext:value-type="float">
            <text:p>2750</text:p>
          </table:table-cell>
          <table:table-cell table:formula="of:=SUM([.F2:.F4])" office:value-type="float" office:value="2229" calcext:value-type="float">
            <text:p>2229</text:p>
          </table:table-cell>
          <table:table-cell table:formula="of:=[.F5]/[.E5]" office:value-type="percentage" office:value="0.810545454545455" calcext:value-type="percentage">
            <text:p>81,05%</text:p>
          </table:table-cell>
          <table:table-cell table:formula="of:=[.B5]/[.E5]" office:value-type="percentage" office:value="0.189454545454545" calcext:value-type="percentage">
            <text:p>18,95%</text:p>
          </table:table-cell>
        </table:table-row>
      </table:table>
      <table:table table:name="Datasetek általáno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épek száma</text:p>
          </table:table-cell>
          <table:table-cell office:value-type="string" calcext:value-type="string">
            <text:p>Osztályok száma</text:p>
          </table:table-cell>
          <table:table-cell office:value-type="string" calcext:value-type="string">
            <text:p>Felbontás &amp; képarány</text:p>
          </table:table-cell>
          <table:table-cell office:value-type="string" calcext:value-type="string">
            <text:p>formátum</text:p>
          </table:table-cell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7" office:value-type="float" office:value="2750" calcext:value-type="float">
            <text:p>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2">
          <table:table-cell office:value-type="string" calcext:value-type="string">
            <text:p>skin_lesions_classification</text:p>
            <text:p/>
          </table:table-cell>
          <table:table-cell table:style-name="ce7" office:value-type="float" office:value="36656" calcext:value-type="float">
            <text:p>36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áltozó</text:p>
          </table:table-cell>
          <table:table-cell office:value-type="string" calcext:value-type="string">
            <text:p>.jp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orzítások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elanoma_detection</text:p>
          </table:table-cell>
          <table:table-cell table:style-name="ce11" office:value-type="string" calcext:value-type="string">
            <text:p>skin_lesions_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talmaz bőrre rajzolást</text:p>
          </table:table-cell>
          <table:table-cell office:value-type="string" calcext:value-type="string">
            <text:p>Van olyan osztály ahol több testrész látszó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alzót</text:p>
          </table:table-cell>
          <table:table-cell office:value-type="string" calcext:value-type="string">
            <text:p>redundánsak a képek/már augmentált</text:p>
          </table:table-cell>
          <table:table-cell table:number-columns-repeated="3"/>
        </table:table-row>
      </table:table>
      <table:table table:name="melanoma_detection" table:style-name="ta1">
        <table:shapes>
          <draw:frame draw:z-index="0" draw:style-name="gr1" draw:text-style-name="P1" svg:width="15.999cm" svg:height="8.999cm" svg:x="2.231cm" svg:y="13.057cm">
            <draw:object draw:notify-on-update-of-ranges="melanoma_detection.J1:melanoma_detection.L1 melanoma_detection.A2:melanoma_detection.A2 melanoma_detection.J2:melanoma_detection.L2 melanoma_detection.A3:melanoma_detection.A3 melanoma_detection.J3:melanoma_detection.L3 melanoma_detection.A4:melanoma_detection.A4 melanoma_detection.J4:melanoma_detection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01cm" svg:y="3.403cm">
            <draw:object draw:notify-on-update-of-ranges="melanoma_detection.B1:melanoma_detection.B1 melanoma_detection.B6:melanoma_detection.B6 melanoma_detection.C1:melanoma_detection.C1 melanoma_detection.C6:melanoma_detection.C6 melanoma_detection.D1:melanoma_detection.D1 melanoma_detection.D6:melanoma_detection.D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0cm" svg:y="3.482cm">
            <draw:object draw:notify-on-update-of-ranges="melanoma_detection.A2:melanoma_detection.A4 melanoma_detection.J1:melanoma_detection.J1 melanoma_detection.J2:melanoma_detection.J4 melanoma_detection.K1:melanoma_detection.K1 melanoma_detection.K2:melanoma_detection.K4 melanoma_detection.L1:melanoma_detection.L1 melanoma_detection.L2:melanoma_detection.L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3" table:default-cell-style-name="ce15"/>
        <table:table-column table:style-name="co1" table:default-cell-style-name="Default"/>
        <table:table-column table:style-name="co1" table:number-columns-repeated="3" table:default-cell-style-name="ce15"/>
        <table:table-row table:style-name="ro2"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9" office:value-type="string" calcext:value-type="string">
            <text:p>sum</text:p>
          </table:table-cell>
          <table:table-cell table:style-name="ce1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2" office:value-type="string" calcext:value-type="string">
            <text:p>total%</text:p>
          </table:table-cell>
          <table:table-cell table:style-name="ce1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4" calcext:value-type="float">
            <text:p>374</text:p>
          </table:table-cell>
          <table:table-cell office:value-type="float" office:value="1372" calcext:value-type="float">
            <text:p>1372</text:p>
          </table:table-cell>
          <table:table-cell office:value-type="float" office:value="254" calcext:value-type="float">
            <text:p>254</text:p>
          </table:table-cell>
          <table:table-cell table:formula="of:=SUM([.B2:.D2])" office:value-type="float" office:value="2000" calcext:value-type="float">
            <text:p>2000</text:p>
          </table:table-cell>
          <table:table-cell table:formula="of:=[.B2]/[.$E2]" office:value-type="percentage" office:value="0.187" calcext:value-type="percentage">
            <text:p>18,70%</text:p>
          </table:table-cell>
          <table:table-cell table:formula="of:=[.C2]/[.$E2]" office:value-type="percentage" office:value="0.686" calcext:value-type="percentage">
            <text:p>68,60%</text:p>
          </table:table-cell>
          <table:table-cell table:formula="of:=[.D2]/[.$E2]" office:value-type="percentage" office:value="0.127" calcext:value-type="percentage">
            <text:p>12,70%</text:p>
          </table:table-cell>
          <table:table-cell/>
          <table:table-cell table:formula="of:=[.B2]/[.$E$5]" office:value-type="percentage" office:value="0.136" calcext:value-type="percentage">
            <text:p>13,60%</text:p>
          </table:table-cell>
          <table:table-cell table:formula="of:=[.C2]/[.$E$5]" office:value-type="percentage" office:value="0.498909090909091" calcext:value-type="percentage">
            <text:p>49,89%</text:p>
          </table:table-cell>
          <table:table-cell table:formula="of:=[.D2]/[.$E$5]" office:value-type="percentage" office:value="0.0923636363636364" calcext:value-type="percentage">
            <text:p>9,24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SUM([.B3:.D3])" office:value-type="float" office:value="600" calcext:value-type="float">
            <text:p>600</text:p>
          </table:table-cell>
          <table:table-cell table:formula="of:=[.B3]/[.$E3]" office:value-type="percentage" office:value="0.195" calcext:value-type="percentage">
            <text:p>19,50%</text:p>
          </table:table-cell>
          <table:table-cell table:formula="of:=[.C3]/[.$E3]" office:value-type="percentage" office:value="0.655" calcext:value-type="percentage">
            <text:p>65,50%</text:p>
          </table:table-cell>
          <table:table-cell table:formula="of:=[.D3]/[.$E3]" office:value-type="percentage" office:value="0.15" calcext:value-type="percentage">
            <text:p>15,00%</text:p>
          </table:table-cell>
          <table:table-cell/>
          <table:table-cell table:formula="of:=[.B3]/[.$E$5]" office:value-type="percentage" office:value="0.0425454545454545" calcext:value-type="percentage">
            <text:p>4,25%</text:p>
          </table:table-cell>
          <table:table-cell table:formula="of:=[.C3]/[.$E$5]" office:value-type="percentage" office:value="0.142909090909091" calcext:value-type="percentage">
            <text:p>14,29%</text:p>
          </table:table-cell>
          <table:table-cell table:formula="of:=[.D3]/[.$E$5]" office:value-type="percentage" office:value="0.0327272727272727" calcext:value-type="percentage">
            <text:p>3,27%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SUM([.B4:.D4])" office:value-type="float" office:value="150" calcext:value-type="float">
            <text:p>150</text:p>
          </table:table-cell>
          <table:table-cell table:formula="of:=[.B4]/[.$E4]" office:value-type="percentage" office:value="0.2" calcext:value-type="percentage">
            <text:p>20,00%</text:p>
          </table:table-cell>
          <table:table-cell table:formula="of:=[.C4]/[.$E4]" office:value-type="percentage" office:value="0.52" calcext:value-type="percentage">
            <text:p>52,00%</text:p>
          </table:table-cell>
          <table:table-cell table:formula="of:=[.D4]/[.$E4]" office:value-type="percentage" office:value="0.28" calcext:value-type="percentage">
            <text:p>28,00%</text:p>
          </table:table-cell>
          <table:table-cell/>
          <table:table-cell table:formula="of:=[.B4]/[.$E$5]" office:value-type="percentage" office:value="0.0109090909090909" calcext:value-type="percentage">
            <text:p>1,09%</text:p>
          </table:table-cell>
          <table:table-cell table:formula="of:=[.C4]/[.$E$5]" office:value-type="percentage" office:value="0.0283636363636364" calcext:value-type="percentage">
            <text:p>2,84%</text:p>
          </table:table-cell>
          <table:table-cell table:formula="of:=[.D4]/[.$E$5]" office:value-type="percentage" office:value="0.0152727272727273" calcext:value-type="percentage">
            <text:p>1,53%</text:p>
          </table:table-cell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521" calcext:value-type="float">
            <text:p>521</text:p>
          </table:table-cell>
          <table:table-cell table:formula="of:=SUM([.C2:.C4])" office:value-type="float" office:value="1843" calcext:value-type="float">
            <text:p>1843</text:p>
          </table:table-cell>
          <table:table-cell table:formula="of:=SUM([.D2:.D4])" office:value-type="float" office:value="386" calcext:value-type="float">
            <text:p>386</text:p>
          </table:table-cell>
          <table:table-cell table:style-name="ce20" table:formula="of:=SUM([.B5:.D5])" office:value-type="float" office:value="2750" calcext:value-type="float">
            <text:p>2750</text:p>
          </table:table-cell>
          <table:table-cell table:style-name="Default" table:number-columns-repeated="3"/>
          <table:table-cell/>
          <table:table-cell table:style-name="ce3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%/class</text:p>
          </table:table-cell>
          <table:table-cell table:style-name="ce3" table:formula="of:=[.B5]/[.$E$5]" office:value-type="percentage" office:value="0.189454545454545" calcext:value-type="percentage">
            <text:p>18,95%</text:p>
          </table:table-cell>
          <table:table-cell table:style-name="ce3" table:formula="of:=[.C5]/[.$E$5]" office:value-type="percentage" office:value="0.670181818181818" calcext:value-type="percentage">
            <text:p>67,02%</text:p>
          </table:table-cell>
          <table:table-cell table:style-name="ce3" table:formula="of:=[.D5]/[.$E$5]" office:value-type="percentage" office:value="0.140363636363636" calcext:value-type="percentage">
            <text:p>14,04%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skin_lesions_classification" table:style-name="ta1">
        <table:shapes>
          <draw:frame draw:z-index="0" draw:style-name="gr1" draw:text-style-name="P1" svg:width="21.214cm" svg:height="11.932cm" svg:x="5.543cm" svg:y="19.319cm">
            <draw:object draw:notify-on-update-of-ranges="skin_lesions_classification.B9:skin_lesions_classification.O9 skin_lesions_classification.A10:skin_lesions_classification.A10 skin_lesions_classification.B10:skin_lesions_classification.O10 skin_lesions_classification.A11:skin_lesions_classification.A11 skin_lesions_classification.B11:skin_lesions_classification.O11 skin_lesions_classification.A12:skin_lesions_classification.A12 skin_lesions_classification.B12:skin_lesions_classification.O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5.945cm" svg:y="7.401cm">
            <draw:object draw:notify-on-update-of-ranges="skin_lesions_classification.B1:skin_lesions_classification.B1 skin_lesions_classification.B6:skin_lesions_classification.B6 skin_lesions_classification.C1:skin_lesions_classification.C1 skin_lesions_classification.C6:skin_lesions_classification.C6 skin_lesions_classification.D1:skin_lesions_classification.D1 skin_lesions_classification.D6:skin_lesions_classification.D6 skin_lesions_classification.E1:skin_lesions_classification.E1 skin_lesions_classification.E6:skin_lesions_classification.E6 skin_lesions_classification.F1:skin_lesions_classification.F1 skin_lesions_classification.F6:skin_lesions_classification.F6 skin_lesions_classification.G1:skin_lesions_classification.G1 skin_lesions_classification.G6:skin_lesions_classification.G6 skin_lesions_classification.H1:skin_lesions_classification.H1 skin_lesions_classification.H6:skin_lesions_classification.H6 skin_lesions_classification.I1:skin_lesions_classification.I1 skin_lesions_classification.I6:skin_lesions_classification.I6 skin_lesions_classification.J1:skin_lesions_classification.J1 skin_lesions_classification.J6:skin_lesions_classification.J6 skin_lesions_classification.K1:skin_lesions_classification.K1 skin_lesions_classification.K6:skin_lesions_classification.K6 skin_lesions_classification.L1:skin_lesions_classification.L1 skin_lesions_classification.L6:skin_lesions_classification.L6 skin_lesions_classification.M1:skin_lesions_classification.M1 skin_lesions_classification.M6:skin_lesions_classification.M6 skin_lesions_classification.N1:skin_lesions_classification.N1 skin_lesions_classification.N6:skin_lesions_classification.N6 skin_lesions_classification.O1:skin_lesions_classification.O1 skin_lesions_classification.O6:skin_lesions_classification.O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0cm" svg:y="7.379cm">
            <draw:object draw:notify-on-update-of-ranges="skin_lesions_classification.A2:skin_lesions_classification.A4 skin_lesions_classification.R1:skin_lesions_classification.R1 skin_lesions_classification.R2:skin_lesions_classification.R4 skin_lesions_classification.S1:skin_lesions_classification.S1 skin_lesions_classification.S2:skin_lesions_classification.S4 skin_lesions_classification.T1:skin_lesions_classification.T1 skin_lesions_classification.T2:skin_lesions_classification.T4 skin_lesions_classification.U1:skin_lesions_classification.U1 skin_lesions_classification.U2:skin_lesions_classification.U4 skin_lesions_classification.V1:skin_lesions_classification.V1 skin_lesions_classification.V2:skin_lesions_classification.V4 skin_lesions_classification.W1:skin_lesions_classification.W1 skin_lesions_classification.W2:skin_lesions_classification.W4 skin_lesions_classification.X1:skin_lesions_classification.X1 skin_lesions_classification.X2:skin_lesions_classification.X4 skin_lesions_classification.Y1:skin_lesions_classification.Y1 skin_lesions_classification.Y2:skin_lesions_classification.Y4 skin_lesions_classification.Z1:skin_lesions_classification.Z1 skin_lesions_classification.Z2:skin_lesions_classification.Z4 skin_lesions_classification.AA1:skin_lesions_classification.AA1 skin_lesions_classification.AA2:skin_lesions_classification.AA4 skin_lesions_classification.AB1:skin_lesions_classification.AB1 skin_lesions_classification.AB2:skin_lesions_classification.AB4 skin_lesions_classification.AC1:skin_lesions_classification.AC1 skin_lesions_classification.AC2:skin_lesions_classification.AC4 skin_lesions_classification.AD1:skin_lesions_classification.AD1 skin_lesions_classification.AD2:skin_lesions_classification.AD4 skin_lesions_classification.AE1:skin_lesions_classification.AE1 skin_lesions_classification.AE2:skin_lesions_classification.AE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" table:number-columns-repeated="17" table:default-cell-style-name="Default"/>
        <table:table-row table:style-name="ro3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9" office:value-type="string" calcext:value-type="string">
            <text:p>sum</text:p>
          </table:table-cell>
          <table:table-cell table:style-name="ce12" office:value-type="string" calcext:value-type="string">
            <text:p>%type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693" calcext:value-type="float">
            <text:p>693</text:p>
          </table:table-cell>
          <table:table-cell office:value-type="float" office:value="2658" calcext:value-type="float">
            <text:p>2658</text:p>
          </table:table-cell>
          <table:table-cell office:value-type="float" office:value="2099" calcext:value-type="float">
            <text:p>2099</text:p>
          </table:table-cell>
          <table:table-cell office:value-type="float" office:value="900" calcext:value-type="float">
            <text:p>900</text:p>
          </table:table-cell>
          <table:table-cell office:value-type="float" office:value="792" calcext:value-type="float">
            <text:p>792</text:p>
          </table:table-cell>
          <table:table-cell office:value-type="float" office:value="191" calcext:value-type="float">
            <text:p>191</text:p>
          </table:table-cell>
          <table:table-cell office:value-type="float" office:value="1368" calcext:value-type="float">
            <text:p>1368</text:p>
          </table:table-cell>
          <table:table-cell office:value-type="float" office:value="1932" calcext:value-type="float">
            <text:p>1932</text:p>
          </table:table-cell>
          <table:table-cell office:value-type="float" office:value="660" calcext:value-type="float">
            <text:p>660</text:p>
          </table:table-cell>
          <table:table-cell office:value-type="float" office:value="10300" calcext:value-type="float">
            <text:p>10300</text:p>
          </table:table-cell>
          <table:table-cell office:value-type="float" office:value="3617" calcext:value-type="float">
            <text:p>3617</text:p>
          </table:table-cell>
          <table:table-cell office:value-type="float" office:value="3408" calcext:value-type="float">
            <text:p>3408</text:p>
          </table:table-cell>
          <table:table-cell office:value-type="float" office:value="502" calcext:value-type="float">
            <text:p>502</text:p>
          </table:table-cell>
          <table:table-cell office:value-type="float" office:value="202" calcext:value-type="float">
            <text:p>202</text:p>
          </table:table-cell>
          <table:table-cell table:style-name="ce1" table:formula="of:=SUM([.B2:.O2])" office:value-type="float" office:value="29322" calcext:value-type="float">
            <text:p>29322</text:p>
          </table:table-cell>
          <table:table-cell table:style-name="ce3" table:formula="of:=[.P2]/[.$P$5]" office:value-type="percentage" office:value="0.799923614142296" calcext:value-type="percentage">
            <text:p>79,99%</text:p>
          </table:table-cell>
          <table:table-cell table:style-name="ce15" table:formula="of:=[.B2]/[.$P2]" office:value-type="percentage" office:value="0.023634131368938" calcext:value-type="percentage">
            <text:p>2,36%</text:p>
          </table:table-cell>
          <table:table-cell table:style-name="ce15" table:formula="of:=[.C2]/[.$P2]" office:value-type="percentage" office:value="0.0906486597094332" calcext:value-type="percentage">
            <text:p>9,06%</text:p>
          </table:table-cell>
          <table:table-cell table:style-name="ce15" table:formula="of:=[.D2]/[.$P2]" office:value-type="percentage" office:value="0.0715844758202033" calcext:value-type="percentage">
            <text:p>7,16%</text:p>
          </table:table-cell>
          <table:table-cell table:style-name="ce15" table:formula="of:=[.E2]/[.$P2]" office:value-type="percentage" office:value="0.0306936771025169" calcext:value-type="percentage">
            <text:p>3,07%</text:p>
          </table:table-cell>
          <table:table-cell table:style-name="ce15" table:formula="of:=[.F2]/[.$P2]" office:value-type="percentage" office:value="0.0270104358502149" calcext:value-type="percentage">
            <text:p>2,70%</text:p>
          </table:table-cell>
          <table:table-cell table:style-name="ce15" table:formula="of:=[.G2]/[.$P2]" office:value-type="percentage" office:value="0.00651388036286747" calcext:value-type="percentage">
            <text:p>0,65%</text:p>
          </table:table-cell>
          <table:table-cell table:style-name="ce15" table:formula="of:=[.H2]/[.$P2]" office:value-type="percentage" office:value="0.0466543891958257" calcext:value-type="percentage">
            <text:p>4,67%</text:p>
          </table:table-cell>
          <table:table-cell table:style-name="ce15" table:formula="of:=[.I2]/[.$P2]" office:value-type="percentage" office:value="0.0658890935134029" calcext:value-type="percentage">
            <text:p>6,59%</text:p>
          </table:table-cell>
          <table:table-cell table:style-name="ce15" table:formula="of:=[.J2]/[.$P2]" office:value-type="percentage" office:value="0.0225086965418457" calcext:value-type="percentage">
            <text:p>2,25%</text:p>
          </table:table-cell>
          <table:table-cell table:style-name="ce15" table:formula="of:=[.K2]/[.$P2]" office:value-type="percentage" office:value="0.351272082395471" calcext:value-type="percentage">
            <text:p>35,13%</text:p>
          </table:table-cell>
          <table:table-cell table:style-name="ce15" table:formula="of:=[.L2]/[.$P2]" office:value-type="percentage" office:value="0.123354477866448" calcext:value-type="percentage">
            <text:p>12,34%</text:p>
          </table:table-cell>
          <table:table-cell table:style-name="ce15" table:formula="of:=[.M2]/[.$P2]" office:value-type="percentage" office:value="0.116226723961531" calcext:value-type="percentage">
            <text:p>11,62%</text:p>
          </table:table-cell>
          <table:table-cell table:style-name="ce15" table:formula="of:=[.N2]/[.$P2]" office:value-type="percentage" office:value="0.0171202510060705" calcext:value-type="percentage">
            <text:p>1,71%</text:p>
          </table:table-cell>
          <table:table-cell table:style-name="ce15" table:formula="of:=[.O2]/[.$P2]" office:value-type="percentage" office:value="0.00688902530523157" calcext:value-type="percentage">
            <text:p>0,69%</text:p>
          </table:table-cell>
          <table:table-cell table:style-name="ce3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1288" calcext:value-type="float">
            <text:p>1288</text:p>
          </table:table-cell>
          <table:table-cell office:value-type="float" office:value="453" calcext:value-type="float">
            <text:p>453</text:p>
          </table:table-cell>
          <table:table-cell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" table:formula="of:=SUM([.B3:.O3])" office:value-type="float" office:value="3674" calcext:value-type="float">
            <text:p>3674</text:p>
          </table:table-cell>
          <table:table-cell table:style-name="ce3" table:formula="of:=[.P3]/[.$P$5]" office:value-type="percentage" office:value="0.100229157573112" calcext:value-type="percentage">
            <text:p>10,02%</text:p>
          </table:table-cell>
          <table:table-cell table:style-name="ce15" table:formula="of:=[.B3]/[.$P3]" office:value-type="percentage" office:value="0.0239520958083832" calcext:value-type="percentage">
            <text:p>2,40%</text:p>
          </table:table-cell>
          <table:table-cell table:style-name="ce15" table:formula="of:=[.C3]/[.$P3]" office:value-type="percentage" office:value="0.0906369080021775" calcext:value-type="percentage">
            <text:p>9,06%</text:p>
          </table:table-cell>
          <table:table-cell table:style-name="ce15" table:formula="of:=[.D3]/[.$P3]" office:value-type="percentage" office:value="0.0715841045182363" calcext:value-type="percentage">
            <text:p>7,16%</text:p>
          </table:table-cell>
          <table:table-cell table:style-name="ce15" table:formula="of:=[.E3]/[.$P3]" office:value-type="percentage" office:value="0.0307566684812194" calcext:value-type="percentage">
            <text:p>3,08%</text:p>
          </table:table-cell>
          <table:table-cell table:style-name="ce15" table:formula="of:=[.F3]/[.$P3]" office:value-type="percentage" office:value="0.0269461077844311" calcext:value-type="percentage">
            <text:p>2,69%</text:p>
          </table:table-cell>
          <table:table-cell table:style-name="ce15" table:formula="of:=[.G3]/[.$P3]" office:value-type="percentage" office:value="0.00680457267283615" calcext:value-type="percentage">
            <text:p>0,68%</text:p>
          </table:table-cell>
          <table:table-cell table:style-name="ce15" table:formula="of:=[.H3]/[.$P3]" office:value-type="percentage" office:value="0.0465432770821992" calcext:value-type="percentage">
            <text:p>4,65%</text:p>
          </table:table-cell>
          <table:table-cell table:style-name="ce15" table:formula="of:=[.I3]/[.$P3]" office:value-type="percentage" office:value="0.0658682634730539" calcext:value-type="percentage">
            <text:p>6,59%</text:p>
          </table:table-cell>
          <table:table-cell table:style-name="ce15" table:formula="of:=[.J3]/[.$P3]" office:value-type="percentage" office:value="0.022591181273816" calcext:value-type="percentage">
            <text:p>2,26%</text:p>
          </table:table-cell>
          <table:table-cell table:style-name="ce15" table:formula="of:=[.K3]/[.$P3]" office:value-type="percentage" office:value="0.350571584104518" calcext:value-type="percentage">
            <text:p>35,06%</text:p>
          </table:table-cell>
          <table:table-cell table:style-name="ce15" table:formula="of:=[.L3]/[.$P3]" office:value-type="percentage" office:value="0.123298856831791" calcext:value-type="percentage">
            <text:p>12,33%</text:p>
          </table:table-cell>
          <table:table-cell table:style-name="ce15" table:formula="of:=[.M3]/[.$P3]" office:value-type="percentage" office:value="0.115949918345128" calcext:value-type="percentage">
            <text:p>11,59%</text:p>
          </table:table-cell>
          <table:table-cell table:style-name="ce15" table:formula="of:=[.N3]/[.$P3]" office:value-type="percentage" office:value="0.0174197060424605" calcext:value-type="percentage">
            <text:p>1,74%</text:p>
          </table:table-cell>
          <table:table-cell table:style-name="ce15" table:formula="of:=[.O3]/[.$P3]" office:value-type="percentage" office:value="0.00707675557974959" calcext:value-type="percentage">
            <text:p>0,71%</text:p>
          </table:table-cell>
          <table:table-cell table:style-name="ce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86" calcext:value-type="float">
            <text:p>86</text:p>
          </table:table-cell>
          <table:table-cell office:value-type="float" office:value="332" calcext:value-type="float">
            <text:p>332</text:p>
          </table:table-cell>
          <table:table-cell office:value-type="float" office:value="262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" table:formula="of:=SUM([.B4:.O4])" office:value-type="float" office:value="3660" calcext:value-type="float">
            <text:p>3660</text:p>
          </table:table-cell>
          <table:table-cell table:style-name="ce3" table:formula="of:=[.P4]/[.$P$5]" office:value-type="percentage" office:value="0.0998472282845919" calcext:value-type="percentage">
            <text:p>9,98%</text:p>
          </table:table-cell>
          <table:table-cell table:style-name="ce15" table:formula="of:=[.B4]/[.$P4]" office:value-type="percentage" office:value="0.0234972677595628" calcext:value-type="percentage">
            <text:p>2,35%</text:p>
          </table:table-cell>
          <table:table-cell table:style-name="ce15" table:formula="of:=[.C4]/[.$P4]" office:value-type="percentage" office:value="0.0907103825136612" calcext:value-type="percentage">
            <text:p>9,07%</text:p>
          </table:table-cell>
          <table:table-cell table:style-name="ce15" table:formula="of:=[.D4]/[.$P4]" office:value-type="percentage" office:value="0.0715846994535519" calcext:value-type="percentage">
            <text:p>7,16%</text:p>
          </table:table-cell>
          <table:table-cell table:style-name="ce15" table:formula="of:=[.E4]/[.$P4]" office:value-type="percentage" office:value="0.0306010928961749" calcext:value-type="percentage">
            <text:p>3,06%</text:p>
          </table:table-cell>
          <table:table-cell table:style-name="ce15" table:formula="of:=[.F4]/[.$P4]" office:value-type="percentage" office:value="0.0270491803278689" calcext:value-type="percentage">
            <text:p>2,70%</text:p>
          </table:table-cell>
          <table:table-cell table:style-name="ce15" table:formula="of:=[.G4]/[.$P4]" office:value-type="percentage" office:value="0.00628415300546448" calcext:value-type="percentage">
            <text:p>0,63%</text:p>
          </table:table-cell>
          <table:table-cell table:style-name="ce15" table:formula="of:=[.H4]/[.$P4]" office:value-type="percentage" office:value="0.0467213114754098" calcext:value-type="percentage">
            <text:p>4,67%</text:p>
          </table:table-cell>
          <table:table-cell table:style-name="ce15" table:formula="of:=[.I4]/[.$P4]" office:value-type="percentage" office:value="0.0658469945355191" calcext:value-type="percentage">
            <text:p>6,58%</text:p>
          </table:table-cell>
          <table:table-cell table:style-name="ce15" table:formula="of:=[.J4]/[.$P4]" office:value-type="percentage" office:value="0.0224043715846995" calcext:value-type="percentage">
            <text:p>2,24%</text:p>
          </table:table-cell>
          <table:table-cell table:style-name="ce15" table:formula="of:=[.K4]/[.$P4]" office:value-type="percentage" office:value="0.351639344262295" calcext:value-type="percentage">
            <text:p>35,16%</text:p>
          </table:table-cell>
          <table:table-cell table:style-name="ce15" table:formula="of:=[.L4]/[.$P4]" office:value-type="percentage" office:value="0.123497267759563" calcext:value-type="percentage">
            <text:p>12,35%</text:p>
          </table:table-cell>
          <table:table-cell table:style-name="ce15" table:formula="of:=[.M4]/[.$P4]" office:value-type="percentage" office:value="0.116393442622951" calcext:value-type="percentage">
            <text:p>11,64%</text:p>
          </table:table-cell>
          <table:table-cell table:style-name="ce15" table:formula="of:=[.N4]/[.$P4]" office:value-type="percentage" office:value="0.0169398907103825" calcext:value-type="percentage">
            <text:p>1,69%</text:p>
          </table:table-cell>
          <table:table-cell table:style-name="ce15" table:formula="of:=[.O4]/[.$P4]" office:value-type="percentage" office:value="0.00683060109289618" calcext:value-type="percentage">
            <text:p>0,68%</text:p>
          </table:table-cell>
          <table:table-cell table:style-name="ce3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867" calcext:value-type="float">
            <text:p>867</text:p>
          </table:table-cell>
          <table:table-cell table:formula="of:=SUM([.C2:.C4])" office:value-type="float" office:value="3323" calcext:value-type="float">
            <text:p>3323</text:p>
          </table:table-cell>
          <table:table-cell table:formula="of:=SUM([.D2:.D4])" office:value-type="float" office:value="2624" calcext:value-type="float">
            <text:p>2624</text:p>
          </table:table-cell>
          <table:table-cell table:formula="of:=SUM([.E2:.E4])" office:value-type="float" office:value="1125" calcext:value-type="float">
            <text:p>1125</text:p>
          </table:table-cell>
          <table:table-cell table:formula="of:=SUM([.F2:.F4])" office:value-type="float" office:value="990" calcext:value-type="float">
            <text:p>990</text:p>
          </table:table-cell>
          <table:table-cell table:formula="of:=SUM([.G2:.G4])" office:value-type="float" office:value="239" calcext:value-type="float">
            <text:p>239</text:p>
          </table:table-cell>
          <table:table-cell table:formula="of:=SUM([.H2:.H4])" office:value-type="float" office:value="1710" calcext:value-type="float">
            <text:p>1710</text:p>
          </table:table-cell>
          <table:table-cell table:formula="of:=SUM([.I2:.I4])" office:value-type="float" office:value="2415" calcext:value-type="float">
            <text:p>2415</text:p>
          </table:table-cell>
          <table:table-cell table:formula="of:=SUM([.J2:.J4])" office:value-type="float" office:value="825" calcext:value-type="float">
            <text:p>825</text:p>
          </table:table-cell>
          <table:table-cell table:formula="of:=SUM([.K2:.K4])" office:value-type="float" office:value="12875" calcext:value-type="float">
            <text:p>12875</text:p>
          </table:table-cell>
          <table:table-cell table:formula="of:=SUM([.L2:.L4])" office:value-type="float" office:value="4522" calcext:value-type="float">
            <text:p>4522</text:p>
          </table:table-cell>
          <table:table-cell table:formula="of:=SUM([.M2:.M4])" office:value-type="float" office:value="4260" calcext:value-type="float">
            <text:p>4260</text:p>
          </table:table-cell>
          <table:table-cell table:formula="of:=SUM([.N2:.N4])" office:value-type="float" office:value="628" calcext:value-type="float">
            <text:p>628</text:p>
          </table:table-cell>
          <table:table-cell table:formula="of:=SUM([.O2:.O4])" office:value-type="float" office:value="253" calcext:value-type="float">
            <text:p>253</text:p>
          </table:table-cell>
          <table:table-cell table:style-name="ce20" table:formula="of:=SUM([.B5:.O5])" office:value-type="float" office:value="36656" calcext:value-type="float">
            <text:p>36656</text:p>
          </table:table-cell>
          <table:table-cell table:number-columns-repeated="16"/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P$5]" office:value-type="percentage" office:value="0.0236523352247927" calcext:value-type="percentage">
            <text:p>2,37%</text:p>
          </table:table-cell>
          <table:table-cell table:style-name="ce3" table:formula="of:=[.C5]/[.$P$5]" office:value-type="percentage" office:value="0.090653644696639" calcext:value-type="percentage">
            <text:p>9,07%</text:p>
          </table:table-cell>
          <table:table-cell table:style-name="ce3" table:formula="of:=[.D5]/[.$P$5]" office:value-type="percentage" office:value="0.0715844609340899" calcext:value-type="percentage">
            <text:p>7,16%</text:p>
          </table:table-cell>
          <table:table-cell table:style-name="ce3" table:formula="of:=[.E5]/[.$P$5]" office:value-type="percentage" office:value="0.0306907463989524" calcext:value-type="percentage">
            <text:p>3,07%</text:p>
          </table:table-cell>
          <table:table-cell table:style-name="ce3" table:formula="of:=[.F5]/[.$P$5]" office:value-type="percentage" office:value="0.0270078568310781" calcext:value-type="percentage">
            <text:p>2,70%</text:p>
          </table:table-cell>
          <table:table-cell table:style-name="ce3" table:formula="of:=[.G5]/[.$P$5]" office:value-type="percentage" office:value="0.00652007856831078" calcext:value-type="percentage">
            <text:p>0,65%</text:p>
          </table:table-cell>
          <table:table-cell table:style-name="ce3" table:formula="of:=[.H5]/[.$P$5]" office:value-type="percentage" office:value="0.0466499345264077" calcext:value-type="percentage">
            <text:p>4,66%</text:p>
          </table:table-cell>
          <table:table-cell table:style-name="ce3" table:formula="of:=[.I5]/[.$P$5]" office:value-type="percentage" office:value="0.0658828022697512" calcext:value-type="percentage">
            <text:p>6,59%</text:p>
          </table:table-cell>
          <table:table-cell table:style-name="ce3" table:formula="of:=[.J5]/[.$P$5]" office:value-type="percentage" office:value="0.0225065473592318" calcext:value-type="percentage">
            <text:p>2,25%</text:p>
          </table:table-cell>
          <table:table-cell table:style-name="ce3" table:formula="of:=[.K5]/[.$P$5]" office:value-type="percentage" office:value="0.351238542121344" calcext:value-type="percentage">
            <text:p>35,12%</text:p>
          </table:table-cell>
          <table:table-cell table:style-name="ce3" table:formula="of:=[.L5]/[.$P$5]" office:value-type="percentage" office:value="0.123363160192056" calcext:value-type="percentage">
            <text:p>12,34%</text:p>
          </table:table-cell>
          <table:table-cell table:style-name="ce3" table:formula="of:=[.M5]/[.$P$5]" office:value-type="percentage" office:value="0.116215626364033" calcext:value-type="percentage">
            <text:p>11,62%</text:p>
          </table:table-cell>
          <table:table-cell table:style-name="ce3" table:formula="of:=[.N5]/[.$P$5]" office:value-type="percentage" office:value="0.0171322566564819" calcext:value-type="percentage">
            <text:p>1,71%</text:p>
          </table:table-cell>
          <table:table-cell table:style-name="ce3" table:formula="of:=[.O5]/[.$P$5]" office:value-type="percentage" office:value="0.00690200785683108" calcext:value-type="percentage">
            <text:p>0,69%</text:p>
          </table:table-cell>
          <table:table-cell table:number-columns-repeated="17"/>
        </table:table-row>
        <table:table-row table:style-name="ro1" table:number-rows-repeated="2">
          <table:table-cell table:style-name="Default" table:number-columns-repeated="15"/>
          <table:table-cell table:number-columns-repeated="17"/>
        </table:table-row>
        <table:table-row table:style-name="ro4">
          <table:table-cell table:style-name="ce22" office:value-type="string" calcext:value-type="string">
            <text:p>total%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Chickenpox</text:p>
          </table:table-cell>
          <table:table-cell table:style-name="ce16" office:value-type="string" calcext:value-type="string">
            <text:p>Cowpox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Healthy</text:p>
          </table:table-cell>
          <table:table-cell table:style-name="ce16" office:value-type="string" calcext:value-type="string">
            <text:p>HFMD</text:p>
          </table:table-cell>
          <table:table-cell table:style-name="ce16" office:value-type="string" calcext:value-type="string">
            <text:p>Measles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Monkeypox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in</text:p>
          </table:table-cell>
          <table:table-cell table:style-name="ce15" table:formula="of:=[.B2]/[.$P$5]" office:value-type="percentage" office:value="0.0189054997817547" calcext:value-type="percentage">
            <text:p>1,89%</text:p>
          </table:table-cell>
          <table:table-cell table:style-name="ce15" table:formula="of:=[.C2]/[.$P$5]" office:value-type="percentage" office:value="0.0725120034919249" calcext:value-type="percentage">
            <text:p>7,25%</text:p>
          </table:table-cell>
          <table:table-cell table:style-name="ce15" table:formula="of:=[.D2]/[.$P$5]" office:value-type="percentage" office:value="0.0572621126145788" calcext:value-type="percentage">
            <text:p>5,73%</text:p>
          </table:table-cell>
          <table:table-cell table:style-name="ce15" table:formula="of:=[.E2]/[.$P$5]" office:value-type="percentage" office:value="0.0245525971191619" calcext:value-type="percentage">
            <text:p>2,46%</text:p>
          </table:table-cell>
          <table:table-cell table:style-name="ce15" table:formula="of:=[.F2]/[.$P$5]" office:value-type="percentage" office:value="0.0216062854648625" calcext:value-type="percentage">
            <text:p>2,16%</text:p>
          </table:table-cell>
          <table:table-cell table:style-name="ce15" table:formula="of:=[.G2]/[.$P$5]" office:value-type="percentage" office:value="0.00521060672195548" calcext:value-type="percentage">
            <text:p>0,52%</text:p>
          </table:table-cell>
          <table:table-cell table:style-name="ce15" table:formula="of:=[.H2]/[.$P$5]" office:value-type="percentage" office:value="0.0373199476211261" calcext:value-type="percentage">
            <text:p>3,73%</text:p>
          </table:table-cell>
          <table:table-cell table:style-name="ce15" table:formula="of:=[.I2]/[.$P$5]" office:value-type="percentage" office:value="0.052706241815801" calcext:value-type="percentage">
            <text:p>5,27%</text:p>
          </table:table-cell>
          <table:table-cell table:style-name="ce15" table:formula="of:=[.J2]/[.$P$5]" office:value-type="percentage" office:value="0.0180052378873854" calcext:value-type="percentage">
            <text:p>1,80%</text:p>
          </table:table-cell>
          <table:table-cell table:style-name="ce15" table:formula="of:=[.K2]/[.$P$5]" office:value-type="percentage" office:value="0.280990833697076" calcext:value-type="percentage">
            <text:p>28,10%</text:p>
          </table:table-cell>
          <table:table-cell table:style-name="ce15" table:formula="of:=[.L2]/[.$P$5]" office:value-type="percentage" office:value="0.0986741597555653" calcext:value-type="percentage">
            <text:p>9,87%</text:p>
          </table:table-cell>
          <table:table-cell table:style-name="ce15" table:formula="of:=[.M2]/[.$P$5]" office:value-type="percentage" office:value="0.0929725010912265" calcext:value-type="percentage">
            <text:p>9,30%</text:p>
          </table:table-cell>
          <table:table-cell table:style-name="ce15" table:formula="of:=[.N2]/[.$P$5]" office:value-type="percentage" office:value="0.0136948930597992" calcext:value-type="percentage">
            <text:p>1,37%</text:p>
          </table:table-cell>
          <table:table-cell table:style-name="ce15" table:formula="of:=[.O2]/[.$P$5]" office:value-type="percentage" office:value="0.00551069402007857" calcext:value-type="percentage">
            <text:p>0,55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</text:p>
          </table:table-cell>
          <table:table-cell table:style-name="ce15" table:formula="of:=[.B3]/[.$P$5]" office:value-type="percentage" office:value="0.00240069838498472" calcext:value-type="percentage">
            <text:p>0,24%</text:p>
          </table:table-cell>
          <table:table-cell table:style-name="ce15" table:formula="of:=[.C3]/[.$P$5]" office:value-type="percentage" office:value="0.00908446093408992" calcext:value-type="percentage">
            <text:p>0,91%</text:p>
          </table:table-cell>
          <table:table-cell table:style-name="ce15" table:formula="of:=[.D3]/[.$P$5]" office:value-type="percentage" office:value="0.00717481449148843" calcext:value-type="percentage">
            <text:p>0,72%</text:p>
          </table:table-cell>
          <table:table-cell table:style-name="ce15" table:formula="of:=[.E3]/[.$P$5]" office:value-type="percentage" office:value="0.00308271497162811" calcext:value-type="percentage">
            <text:p>0,31%</text:p>
          </table:table-cell>
          <table:table-cell table:style-name="ce15" table:formula="of:=[.F3]/[.$P$5]" office:value-type="percentage" office:value="0.00270078568310781" calcext:value-type="percentage">
            <text:p>0,27%</text:p>
          </table:table-cell>
          <table:table-cell table:style-name="ce15" table:formula="of:=[.G3]/[.$P$5]" office:value-type="percentage" office:value="0.000682016586643387" calcext:value-type="percentage">
            <text:p>0,07%</text:p>
          </table:table-cell>
          <table:table-cell table:style-name="ce15" table:formula="of:=[.H3]/[.$P$5]" office:value-type="percentage" office:value="0.00466499345264077" calcext:value-type="percentage">
            <text:p>0,47%</text:p>
          </table:table-cell>
          <table:table-cell table:style-name="ce15" table:formula="of:=[.I3]/[.$P$5]" office:value-type="percentage" office:value="0.00660192055870799" calcext:value-type="percentage">
            <text:p>0,66%</text:p>
          </table:table-cell>
          <table:table-cell table:style-name="ce15" table:formula="of:=[.J3]/[.$P$5]" office:value-type="percentage" office:value="0.00226429506765605" calcext:value-type="percentage">
            <text:p>0,23%</text:p>
          </table:table-cell>
          <table:table-cell table:style-name="ce15" table:formula="of:=[.K3]/[.$P$5]" office:value-type="percentage" office:value="0.0351374945438673" calcext:value-type="percentage">
            <text:p>3,51%</text:p>
          </table:table-cell>
          <table:table-cell table:style-name="ce15" table:formula="of:=[.L3]/[.$P$5]" office:value-type="percentage" office:value="0.0123581405499782" calcext:value-type="percentage">
            <text:p>1,24%</text:p>
          </table:table-cell>
          <table:table-cell table:style-name="ce15" table:formula="of:=[.M3]/[.$P$5]" office:value-type="percentage" office:value="0.0116215626364033" calcext:value-type="percentage">
            <text:p>1,16%</text:p>
          </table:table-cell>
          <table:table-cell table:style-name="ce15" table:formula="of:=[.N3]/[.$P$5]" office:value-type="percentage" office:value="0.00174596246180707" calcext:value-type="percentage">
            <text:p>0,17%</text:p>
          </table:table-cell>
          <table:table-cell table:style-name="ce15" table:formula="of:=[.O3]/[.$P$5]" office:value-type="percentage" office:value="0.000709297250109123" calcext:value-type="percentage">
            <text:p>0,07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15" table:formula="of:=[.B4]/[.$P$5]" office:value-type="percentage" office:value="0.00234613705805325" calcext:value-type="percentage">
            <text:p>0,23%</text:p>
          </table:table-cell>
          <table:table-cell table:style-name="ce15" table:formula="of:=[.C4]/[.$P$5]" office:value-type="percentage" office:value="0.00905718027062418" calcext:value-type="percentage">
            <text:p>0,91%</text:p>
          </table:table-cell>
          <table:table-cell table:style-name="ce15" table:formula="of:=[.D4]/[.$P$5]" office:value-type="percentage" office:value="0.0071475338280227" calcext:value-type="percentage">
            <text:p>0,71%</text:p>
          </table:table-cell>
          <table:table-cell table:style-name="ce15" table:formula="of:=[.E4]/[.$P$5]" office:value-type="percentage" office:value="0.00305543430816237" calcext:value-type="percentage">
            <text:p>0,31%</text:p>
          </table:table-cell>
          <table:table-cell table:style-name="ce15" table:formula="of:=[.F4]/[.$P$5]" office:value-type="percentage" office:value="0.00270078568310781" calcext:value-type="percentage">
            <text:p>0,27%</text:p>
          </table:table-cell>
          <table:table-cell table:style-name="ce15" table:formula="of:=[.G4]/[.$P$5]" office:value-type="percentage" office:value="0.000627455259711916" calcext:value-type="percentage">
            <text:p>0,06%</text:p>
          </table:table-cell>
          <table:table-cell table:style-name="ce15" table:formula="of:=[.H4]/[.$P$5]" office:value-type="percentage" office:value="0.00466499345264077" calcext:value-type="percentage">
            <text:p>0,47%</text:p>
          </table:table-cell>
          <table:table-cell table:style-name="ce15" table:formula="of:=[.I4]/[.$P$5]" office:value-type="percentage" office:value="0.00657463989524225" calcext:value-type="percentage">
            <text:p>0,66%</text:p>
          </table:table-cell>
          <table:table-cell table:style-name="ce15" table:formula="of:=[.J4]/[.$P$5]" office:value-type="percentage" office:value="0.00223701440419031" calcext:value-type="percentage">
            <text:p>0,22%</text:p>
          </table:table-cell>
          <table:table-cell table:style-name="ce15" table:formula="of:=[.K4]/[.$P$5]" office:value-type="percentage" office:value="0.0351102138804016" calcext:value-type="percentage">
            <text:p>3,51%</text:p>
          </table:table-cell>
          <table:table-cell table:style-name="ce15" table:formula="of:=[.L4]/[.$P$5]" office:value-type="percentage" office:value="0.0123308598865124" calcext:value-type="percentage">
            <text:p>1,23%</text:p>
          </table:table-cell>
          <table:table-cell table:style-name="ce15" table:formula="of:=[.M4]/[.$P$5]" office:value-type="percentage" office:value="0.0116215626364033" calcext:value-type="percentage">
            <text:p>1,16%</text:p>
          </table:table-cell>
          <table:table-cell table:style-name="ce15" table:formula="of:=[.N4]/[.$P$5]" office:value-type="percentage" office:value="0.0016914011348756" calcext:value-type="percentage">
            <text:p>0,17%</text:p>
          </table:table-cell>
          <table:table-cell table:style-name="ce15" table:formula="of:=[.O4]/[.$P$5]" office:value-type="percentage" office:value="0.000682016586643387" calcext:value-type="percentage">
            <text:p>0,07%</text:p>
          </table:table-cell>
          <table:table-cell table:number-columns-repeated="17"/>
        </table:table-row>
      </table:table>
      <table:table table:name="modified_skin_lesions" table:style-name="ta1">
        <table:shapes>
          <draw:frame draw:z-index="0" draw:style-name="gr1" draw:text-style-name="P1" svg:width="15.999cm" svg:height="8.999cm" svg:x="7.854cm" svg:y="19.026cm">
            <draw:object draw:notify-on-update-of-ranges="modified_skin_lesions.B9:modified_skin_lesions.I9 modified_skin_lesions.A10:modified_skin_lesions.A10 modified_skin_lesions.B10:modified_skin_lesions.I10 modified_skin_lesions.A11:modified_skin_lesions.A11 modified_skin_lesions.B11:modified_skin_lesions.I11 modified_skin_lesions.A12:modified_skin_lesions.A12 modified_skin_lesions.B12:modified_skin_lesions.I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9.533cm" svg:x="0cm" svg:y="7.425cm">
            <draw:object draw:notify-on-update-of-ranges="modified_skin_lesions.A2:modified_skin_lesions.A4 modified_skin_lesions.L1:modified_skin_lesions.L1 modified_skin_lesions.L2:modified_skin_lesions.L4 modified_skin_lesions.M1:modified_skin_lesions.M1 modified_skin_lesions.M2:modified_skin_lesions.M4 modified_skin_lesions.N1:modified_skin_lesions.N1 modified_skin_lesions.N2:modified_skin_lesions.N4 modified_skin_lesions.O1:modified_skin_lesions.O1 modified_skin_lesions.O2:modified_skin_lesions.O4 modified_skin_lesions.P1:modified_skin_lesions.P1 modified_skin_lesions.P2:modified_skin_lesions.P4 modified_skin_lesions.Q1:modified_skin_lesions.Q1 modified_skin_lesions.Q2:modified_skin_lesions.Q4 modified_skin_lesions.R1:modified_skin_lesions.R1 modified_skin_lesions.R2:modified_skin_lesions.R4 modified_skin_lesions.S1:modified_skin_lesions.S1 modified_skin_lesions.S2:modified_skin_lesions.S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6.021cm" svg:y="7.436cm">
            <draw:object draw:notify-on-update-of-ranges="modified_skin_lesions.B1:modified_skin_lesions.B1 modified_skin_lesions.B6:modified_skin_lesions.B6 modified_skin_lesions.C1:modified_skin_lesions.C1 modified_skin_lesions.C6:modified_skin_lesions.C6 modified_skin_lesions.D1:modified_skin_lesions.D1 modified_skin_lesions.D6:modified_skin_lesions.D6 modified_skin_lesions.E1:modified_skin_lesions.E1 modified_skin_lesions.E6:modified_skin_lesions.E6 modified_skin_lesions.F1:modified_skin_lesions.F1 modified_skin_lesions.F6:modified_skin_lesions.F6 modified_skin_lesions.G1:modified_skin_lesions.G1 modified_skin_lesions.G6:modified_skin_lesions.G6 modified_skin_lesions.H1:modified_skin_lesions.H1 modified_skin_lesions.H6:modified_skin_lesions.H6 modified_skin_lesions.I1:modified_skin_lesions.I1 modified_skin_lesions.I6:modified_skin_lesions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1" table:default-cell-style-name="Default"/>
        <table:table-row table:style-name="ro3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9" office:value-type="string" calcext:value-type="string">
            <text:p>sum</text:p>
          </table:table-cell>
          <table:table-cell table:style-name="ce12" office:value-type="string" calcext:value-type="string">
            <text:p>%type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693" calcext:value-type="float">
            <text:p>693</text:p>
          </table:table-cell>
          <table:table-cell office:value-type="float" office:value="2658" calcext:value-type="float">
            <text:p>2658</text:p>
          </table:table-cell>
          <table:table-cell office:value-type="float" office:value="2099" calcext:value-type="float">
            <text:p>2099</text:p>
          </table:table-cell>
          <table:table-cell office:value-type="float" office:value="191" calcext:value-type="float">
            <text:p>191</text:p>
          </table:table-cell>
          <table:table-cell office:value-type="float" office:value="10300" calcext:value-type="float">
            <text:p>10300</text:p>
          </table:table-cell>
          <table:table-cell office:value-type="float" office:value="3617" calcext:value-type="float">
            <text:p>3617</text:p>
          </table:table-cell>
          <table:table-cell office:value-type="float" office:value="502" calcext:value-type="float">
            <text:p>502</text:p>
          </table:table-cell>
          <table:table-cell office:value-type="float" office:value="202" calcext:value-type="float">
            <text:p>202</text:p>
          </table:table-cell>
          <table:table-cell table:style-name="ce1" table:formula="of:=SUM([.B2:.I2])" office:value-type="float" office:value="20262" calcext:value-type="float">
            <text:p>20262</text:p>
          </table:table-cell>
          <table:table-cell table:style-name="ce3" table:formula="of:=[.J2]/[.$J$5]" office:value-type="percentage" office:value="0.799889463503217" calcext:value-type="percentage">
            <text:p>79,99%</text:p>
          </table:table-cell>
          <table:table-cell table:style-name="ce15" table:formula="of:=[.B2]/[.$J2]" office:value-type="percentage" office:value="0.0342019543973941" calcext:value-type="percentage">
            <text:p>3,42%</text:p>
          </table:table-cell>
          <table:table-cell table:style-name="ce15" table:formula="of:=[.C2]/[.$J2]" office:value-type="percentage" office:value="0.131181522061001" calcext:value-type="percentage">
            <text:p>13,12%</text:p>
          </table:table-cell>
          <table:table-cell table:style-name="ce15" table:formula="of:=[.D2]/[.$J2]" office:value-type="percentage" office:value="0.103592932583161" calcext:value-type="percentage">
            <text:p>10,36%</text:p>
          </table:table-cell>
          <table:table-cell table:style-name="ce15" table:formula="of:=[.E2]/[.$J2]" office:value-type="percentage" office:value="0.00942651268384167" calcext:value-type="percentage">
            <text:p>0,94%</text:p>
          </table:table-cell>
          <table:table-cell table:style-name="ce15" table:formula="of:=[.F2]/[.$J2]" office:value-type="percentage" office:value="0.508340736353766" calcext:value-type="percentage">
            <text:p>50,83%</text:p>
          </table:table-cell>
          <table:table-cell table:style-name="ce15" table:formula="of:=[.G2]/[.$J2]" office:value-type="percentage" office:value="0.178511499358405" calcext:value-type="percentage">
            <text:p>17,85%</text:p>
          </table:table-cell>
          <table:table-cell table:style-name="ce15" table:formula="of:=[.H2]/[.$J2]" office:value-type="percentage" office:value="0.0247754417135525" calcext:value-type="percentage">
            <text:p>2,48%</text:p>
          </table:table-cell>
          <table:table-cell table:style-name="ce15" table:formula="of:=[.I2]/[.$J2]" office:value-type="percentage" office:value="0.00996940084887968" calcext:value-type="percentage">
            <text:p>1,00%</text:p>
          </table:table-cell>
          <table:table-cell table:style-name="ce3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office:value-type="float" office:value="1288" calcext:value-type="float">
            <text:p>1288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" table:formula="of:=SUM([.B3:.I3])" office:value-type="float" office:value="2540" calcext:value-type="float">
            <text:p>2540</text:p>
          </table:table-cell>
          <table:table-cell table:style-name="ce3" table:formula="of:=[.J3]/[.$J$5]" office:value-type="percentage" office:value="0.100272393509929" calcext:value-type="percentage">
            <text:p>10,03%</text:p>
          </table:table-cell>
          <table:table-cell table:style-name="ce15" table:formula="of:=[.B3]/[.$J3]" office:value-type="percentage" office:value="0.0346456692913386" calcext:value-type="percentage">
            <text:p>3,46%</text:p>
          </table:table-cell>
          <table:table-cell table:style-name="ce15" table:formula="of:=[.C3]/[.$J3]" office:value-type="percentage" office:value="0.131102362204724" calcext:value-type="percentage">
            <text:p>13,11%</text:p>
          </table:table-cell>
          <table:table-cell table:style-name="ce15" table:formula="of:=[.D3]/[.$J3]" office:value-type="percentage" office:value="0.103543307086614" calcext:value-type="percentage">
            <text:p>10,35%</text:p>
          </table:table-cell>
          <table:table-cell table:style-name="ce15" table:formula="of:=[.E3]/[.$J3]" office:value-type="percentage" office:value="0.00984251968503937" calcext:value-type="percentage">
            <text:p>0,98%</text:p>
          </table:table-cell>
          <table:table-cell table:style-name="ce15" table:formula="of:=[.F3]/[.$J3]" office:value-type="percentage" office:value="0.507086614173228" calcext:value-type="percentage">
            <text:p>50,71%</text:p>
          </table:table-cell>
          <table:table-cell table:style-name="ce15" table:formula="of:=[.G3]/[.$J3]" office:value-type="percentage" office:value="0.178346456692913" calcext:value-type="percentage">
            <text:p>17,83%</text:p>
          </table:table-cell>
          <table:table-cell table:style-name="ce15" table:formula="of:=[.H3]/[.$J3]" office:value-type="percentage" office:value="0.0251968503937008" calcext:value-type="percentage">
            <text:p>2,52%</text:p>
          </table:table-cell>
          <table:table-cell table:style-name="ce15" table:formula="of:=[.I3]/[.$J3]" office:value-type="percentage" office:value="0.0102362204724409" calcext:value-type="percentage">
            <text:p>1,02%</text:p>
          </table:table-cell>
          <table:table-cell table:style-name="ce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86" calcext:value-type="float">
            <text:p>86</text:p>
          </table:table-cell>
          <table:table-cell office:value-type="float" office:value="332" calcext:value-type="float">
            <text:p>332</text:p>
          </table:table-cell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office:value-type="float" office:value="1287" calcext:value-type="float">
            <text:p>1287</text:p>
          </table:table-cell>
          <table:table-cell office:value-type="float" office:value="452" calcext:value-type="float">
            <text:p>4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" table:formula="of:=SUM([.B4:.I4])" office:value-type="float" office:value="2529" calcext:value-type="float">
            <text:p>2529</text:p>
          </table:table-cell>
          <table:table-cell table:style-name="ce3" table:formula="of:=[.J4]/[.$J$5]" office:value-type="percentage" office:value="0.0998381429868541" calcext:value-type="percentage">
            <text:p>9,98%</text:p>
          </table:table-cell>
          <table:table-cell table:style-name="ce15" table:formula="of:=[.B4]/[.$J4]" office:value-type="percentage" office:value="0.0340055357848952" calcext:value-type="percentage">
            <text:p>3,40%</text:p>
          </table:table-cell>
          <table:table-cell table:style-name="ce15" table:formula="of:=[.C4]/[.$J4]" office:value-type="percentage" office:value="0.131277184657968" calcext:value-type="percentage">
            <text:p>13,13%</text:p>
          </table:table-cell>
          <table:table-cell table:style-name="ce15" table:formula="of:=[.D4]/[.$J4]" office:value-type="percentage" office:value="0.10359826018189" calcext:value-type="percentage">
            <text:p>10,36%</text:p>
          </table:table-cell>
          <table:table-cell table:style-name="ce15" table:formula="of:=[.E4]/[.$J4]" office:value-type="percentage" office:value="0.00909450375642546" calcext:value-type="percentage">
            <text:p>0,91%</text:p>
          </table:table-cell>
          <table:table-cell table:style-name="ce15" table:formula="of:=[.F4]/[.$J4]" office:value-type="percentage" office:value="0.508896797153025" calcext:value-type="percentage">
            <text:p>50,89%</text:p>
          </table:table-cell>
          <table:table-cell table:style-name="ce15" table:formula="of:=[.G4]/[.$J4]" office:value-type="percentage" office:value="0.1787267694741" calcext:value-type="percentage">
            <text:p>17,87%</text:p>
          </table:table-cell>
          <table:table-cell table:style-name="ce15" table:formula="of:=[.H4]/[.$J4]" office:value-type="percentage" office:value="0.0245156188216686" calcext:value-type="percentage">
            <text:p>2,45%</text:p>
          </table:table-cell>
          <table:table-cell table:style-name="ce15" table:formula="of:=[.I4]/[.$J4]" office:value-type="percentage" office:value="0.00988533017002768" calcext:value-type="percentage">
            <text:p>0,99%</text:p>
          </table:table-cell>
          <table:table-cell table:style-name="ce3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formula="of:=SUM([.B2:.B4])" office:value-type="float" office:value="867" calcext:value-type="float">
            <text:p>867</text:p>
          </table:table-cell>
          <table:table-cell table:formula="of:=SUM([.C2:.C4])" office:value-type="float" office:value="3323" calcext:value-type="float">
            <text:p>3323</text:p>
          </table:table-cell>
          <table:table-cell table:formula="of:=SUM([.D2:.D4])" office:value-type="float" office:value="2624" calcext:value-type="float">
            <text:p>2624</text:p>
          </table:table-cell>
          <table:table-cell table:formula="of:=SUM([.E2:.E4])" office:value-type="float" office:value="239" calcext:value-type="float">
            <text:p>239</text:p>
          </table:table-cell>
          <table:table-cell table:formula="of:=SUM([.F2:.F4])" office:value-type="float" office:value="12875" calcext:value-type="float">
            <text:p>12875</text:p>
          </table:table-cell>
          <table:table-cell table:formula="of:=SUM([.G2:.G4])" office:value-type="float" office:value="4522" calcext:value-type="float">
            <text:p>4522</text:p>
          </table:table-cell>
          <table:table-cell table:formula="of:=SUM([.H2:.H4])" office:value-type="float" office:value="628" calcext:value-type="float">
            <text:p>628</text:p>
          </table:table-cell>
          <table:table-cell table:formula="of:=SUM([.I2:.I4])" office:value-type="float" office:value="253" calcext:value-type="float">
            <text:p>253</text:p>
          </table:table-cell>
          <table:table-cell table:style-name="ce20" table:formula="of:=SUM([.B5:.I5])" office:value-type="float" office:value="25331" calcext:value-type="float">
            <text:p>25331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J$5]" office:value-type="percentage" office:value="0.034226836682326" calcext:value-type="percentage">
            <text:p>3,42%</text:p>
          </table:table-cell>
          <table:table-cell table:style-name="ce3" table:formula="of:=[.C5]/[.$J$5]" office:value-type="percentage" office:value="0.131183135288777" calcext:value-type="percentage">
            <text:p>13,12%</text:p>
          </table:table-cell>
          <table:table-cell table:style-name="ce3" table:formula="of:=[.D5]/[.$J$5]" office:value-type="percentage" office:value="0.103588488413407" calcext:value-type="percentage">
            <text:p>10,36%</text:p>
          </table:table-cell>
          <table:table-cell table:style-name="ce3" table:formula="of:=[.E5]/[.$J$5]" office:value-type="percentage" office:value="0.00943507954680036" calcext:value-type="percentage">
            <text:p>0,94%</text:p>
          </table:table-cell>
          <table:table-cell table:style-name="ce3" table:formula="of:=[.F5]/[.$J$5]" office:value-type="percentage" office:value="0.508270498598555" calcext:value-type="percentage">
            <text:p>50,83%</text:p>
          </table:table-cell>
          <table:table-cell table:style-name="ce3" table:formula="of:=[.G5]/[.$J$5]" office:value-type="percentage" office:value="0.178516442303896" calcext:value-type="percentage">
            <text:p>17,85%</text:p>
          </table:table-cell>
          <table:table-cell table:style-name="ce3" table:formula="of:=[.H5]/[.$J$5]" office:value-type="percentage" office:value="0.0247917571355256" calcext:value-type="percentage">
            <text:p>2,48%</text:p>
          </table:table-cell>
          <table:table-cell table:style-name="ce3" table:formula="of:=[.I5]/[.$J$5]" office:value-type="percentage" office:value="0.00998776203071335" calcext:value-type="percentage">
            <text:p>1,00%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9"/>
          <table:table-cell table:number-columns-repeated="11"/>
        </table:table-row>
        <table:table-row table:style-name="ro4">
          <table:table-cell table:style-name="ce22" office:value-type="string" calcext:value-type="string">
            <text:p>total%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</text:p>
          </table:table-cell>
          <table:table-cell table:style-name="ce15" table:formula="of:=[.B2]/[.$J$5]" office:value-type="percentage" office:value="0.0273577829536931" calcext:value-type="percentage">
            <text:p>2,74%</text:p>
          </table:table-cell>
          <table:table-cell table:style-name="ce15" table:formula="of:=[.C2]/[.$J$5]" office:value-type="percentage" office:value="0.104930717302909" calcext:value-type="percentage">
            <text:p>10,49%</text:p>
          </table:table-cell>
          <table:table-cell table:style-name="ce15" table:formula="of:=[.D2]/[.$J$5]" office:value-type="percentage" office:value="0.0828628952666693" calcext:value-type="percentage">
            <text:p>8,29%</text:p>
          </table:table-cell>
          <table:table-cell table:style-name="ce15" table:formula="of:=[.E2]/[.$J$5]" office:value-type="percentage" office:value="0.00754016817338439" calcext:value-type="percentage">
            <text:p>0,75%</text:p>
          </table:table-cell>
          <table:table-cell table:style-name="ce15" table:formula="of:=[.F2]/[.$J$5]" office:value-type="percentage" office:value="0.406616398878844" calcext:value-type="percentage">
            <text:p>40,66%</text:p>
          </table:table-cell>
          <table:table-cell table:style-name="ce15" table:formula="of:=[.G2]/[.$J$5]" office:value-type="percentage" office:value="0.142789467450949" calcext:value-type="percentage">
            <text:p>14,28%</text:p>
          </table:table-cell>
          <table:table-cell table:style-name="ce15" table:formula="of:=[.H2]/[.$J$5]" office:value-type="percentage" office:value="0.0198176147803087" calcext:value-type="percentage">
            <text:p>1,98%</text:p>
          </table:table-cell>
          <table:table-cell table:style-name="ce15" table:formula="of:=[.I2]/[.$J$5]" office:value-type="percentage" office:value="0.00797441869645888" calcext:value-type="percentage">
            <text:p>0,8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table:style-name="ce15" table:formula="of:=[.B3]/[.$J$5]" office:value-type="percentage" office:value="0.00347400418459595" calcext:value-type="percentage">
            <text:p>0,35%</text:p>
          </table:table-cell>
          <table:table-cell table:style-name="ce15" table:formula="of:=[.C3]/[.$J$5]" office:value-type="percentage" office:value="0.0131459476530733" calcext:value-type="percentage">
            <text:p>1,31%</text:p>
          </table:table-cell>
          <table:table-cell table:style-name="ce15" table:formula="of:=[.D3]/[.$J$5]" office:value-type="percentage" office:value="0.0103825352335084" calcext:value-type="percentage">
            <text:p>1,04%</text:p>
          </table:table-cell>
          <table:table-cell table:style-name="ce15" table:formula="of:=[.E3]/[.$J$5]" office:value-type="percentage" office:value="0.000986933006987486" calcext:value-type="percentage">
            <text:p>0,10%</text:p>
          </table:table-cell>
          <table:table-cell table:style-name="ce15" table:formula="of:=[.F3]/[.$J$5]" office:value-type="percentage" office:value="0.0508467885199953" calcext:value-type="percentage">
            <text:p>5,08%</text:p>
          </table:table-cell>
          <table:table-cell table:style-name="ce15" table:formula="of:=[.G3]/[.$J$5]" office:value-type="percentage" office:value="0.0178832260866132" calcext:value-type="percentage">
            <text:p>1,79%</text:p>
          </table:table-cell>
          <table:table-cell table:style-name="ce15" table:formula="of:=[.H3]/[.$J$5]" office:value-type="percentage" office:value="0.00252654849788796" calcext:value-type="percentage">
            <text:p>0,25%</text:p>
          </table:table-cell>
          <table:table-cell table:style-name="ce15" table:formula="of:=[.I3]/[.$J$5]" office:value-type="percentage" office:value="0.00102641032726699" calcext:value-type="percentage">
            <text:p>0,1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15" table:formula="of:=[.B4]/[.$J$5]" office:value-type="percentage" office:value="0.00339504954403695" calcext:value-type="percentage">
            <text:p>0,34%</text:p>
          </table:table-cell>
          <table:table-cell table:style-name="ce15" table:formula="of:=[.C4]/[.$J$5]" office:value-type="percentage" office:value="0.0131064703327938" calcext:value-type="percentage">
            <text:p>1,31%</text:p>
          </table:table-cell>
          <table:table-cell table:style-name="ce15" table:formula="of:=[.D4]/[.$J$5]" office:value-type="percentage" office:value="0.0103430579132289" calcext:value-type="percentage">
            <text:p>1,03%</text:p>
          </table:table-cell>
          <table:table-cell table:style-name="ce15" table:formula="of:=[.E4]/[.$J$5]" office:value-type="percentage" office:value="0.000907978366428487" calcext:value-type="percentage">
            <text:p>0,09%</text:p>
          </table:table-cell>
          <table:table-cell table:style-name="ce15" table:formula="of:=[.F4]/[.$J$5]" office:value-type="percentage" office:value="0.0508073111997158" calcext:value-type="percentage">
            <text:p>5,08%</text:p>
          </table:table-cell>
          <table:table-cell table:style-name="ce15" table:formula="of:=[.G4]/[.$J$5]" office:value-type="percentage" office:value="0.0178437487663337" calcext:value-type="percentage">
            <text:p>1,78%</text:p>
          </table:table-cell>
          <table:table-cell table:style-name="ce15" table:formula="of:=[.H4]/[.$J$5]" office:value-type="percentage" office:value="0.00244759385732896" calcext:value-type="percentage">
            <text:p>0,24%</text:p>
          </table:table-cell>
          <table:table-cell table:style-name="ce15" table:formula="of:=[.I4]/[.$J$5]" office:value-type="percentage" office:value="0.000986933006987486" calcext:value-type="percentage">
            <text:p>0,10%</text:p>
          </table:table-cell>
          <table:table-cell table:number-columns-repeated="11"/>
        </table:table-row>
      </table:table>
      <table:table table:name="combined_modified" table:style-name="ta1">
        <table:shapes>
          <draw:frame draw:z-index="0" draw:style-name="gr1" draw:text-style-name="P1" svg:width="15.999cm" svg:height="8.999cm" svg:x="0cm" svg:y="8.917cm">
            <draw:object draw:notify-on-update-of-ranges="combined_modified.A9:combined_modified.A11 combined_modified.B1:combined_modified.B1 combined_modified.B9:combined_modified.B11 combined_modified.C1:combined_modified.C1 combined_modified.C9:combined_modified.C11 combined_modified.D1:combined_modified.D1 combined_modified.D9:combined_modified.D11 combined_modified.E1:combined_modified.E1 combined_modified.E9:combined_modified.E11 combined_modified.F1:combined_modified.F1 combined_modified.F9:combined_modified.F11 combined_modified.G1:combined_modified.G1 combined_modified.G9:combined_modified.G11 combined_modified.H1:combined_modified.H1 combined_modified.H9:combined_modified.H11 combined_modified.I1:combined_modified.I1 combined_modified.I9:combined_modified.I11 combined_modified.J1:combined_modified.J1 combined_modified.J9:combined_modified.J11 combined_modified.K1:combined_modified.K1 combined_modified.K9:combined_modified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7" table:number-columns-repeated="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" table:number-columns-repeated="14" table:default-cell-style-name="Default"/>
        <table:table-row table:style-name="ro3">
          <table:table-cell/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  <table:table-cell table:style-name="ce19" office:value-type="string" calcext:value-type="string">
            <text:p>sum</text:p>
          </table:table-cell>
          <table:table-cell table:style-name="ce29" office:value-type="string" calcext:value-type="string">
            <text:p>%type</text:p>
          </table:table-cell>
          <table:table-cell/>
          <table:table-cell table:style-name="ce1" office:value-type="string" calcext:value-type="string">
            <text:p>% of type</text:p>
          </table:table-cell>
          <table:table-cell table:style-name="ce16" office:value-type="string" calcext:value-type="string">
            <text:p>Actinic keratoses</text:p>
          </table:table-cell>
          <table:table-cell table:style-name="ce16" office:value-type="string" calcext:value-type="string">
            <text:p>Basal cell carcinoma</text:p>
          </table:table-cell>
          <table:table-cell table:style-name="ce16" office:value-type="string" calcext:value-type="string">
            <text:p>Benign keratosis-like lesions</text:p>
          </table:table-cell>
          <table:table-cell table:style-name="ce16" office:value-type="string" calcext:value-type="string">
            <text:p>Dermatofibroma</text:p>
          </table:table-cell>
          <table:table-cell table:style-name="ce16" office:value-type="string" calcext:value-type="string">
            <text:p>Melanocytic nevi</text:p>
          </table:table-cell>
          <table:table-cell table:style-name="ce16" office:value-type="string" calcext:value-type="string">
            <text:p>Melanoma</text:p>
          </table:table-cell>
          <table:table-cell table:style-name="ce1" office:value-type="string" calcext:value-type="string">
            <text:p>nevus</text:p>
          </table:table-cell>
          <table:table-cell table:style-name="ce13" office:value-type="string" calcext:value-type="string">
            <text:p>seborrheic_keratosis</text:p>
          </table:table-cell>
          <table:table-cell table:style-name="ce16" office:value-type="string" calcext:value-type="string">
            <text:p>Squamous cell carcinoma</text:p>
          </table:table-cell>
          <table:table-cell table:style-name="ce16" office:value-type="string" calcext:value-type="string">
            <text:p>Vascular lesions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3617" calcext:value-type="float">
            <text:p>3617</text:p>
          </table:table-cell>
          <table:table-cell office:value-type="float" office:value="1475" calcext:value-type="float">
            <text:p>1475</text:p>
          </table:table-cell>
          <table:table-cell office:value-type="float" office:value="308" calcext:value-type="float">
            <text:p>308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202" calcext:value-type="float">
            <text:p>202</text:p>
          </table:table-cell>
          <table:table-cell table:style-name="ce1" table:formula="of:=SUM([.B2:.K2])" office:value-type="float" office:value="22045" calcext:value-type="float">
            <text:p>22045</text:p>
          </table:table-cell>
          <table:table-cell table:style-name="ce3" table:formula="of:=[.L2]/ [.$L$5]" office:value-type="percentage" office:value="0.79989114658926" calcext:value-type="percentage">
            <text:p>79,99%</text:p>
          </table:table-cell>
          <table:table-cell/>
          <table:table-cell table:style-name="ce1" office:value-type="string" calcext:value-type="string">
            <text:p>train</text:p>
          </table:table-cell>
          <table:table-cell table:style-name="ce15" table:formula="of:=[.B2]/[.B$5]" office:value-type="percentage" office:value="0.799307958477509" calcext:value-type="percentage">
            <text:p>79,93%</text:p>
          </table:table-cell>
          <table:table-cell table:style-name="ce15" table:formula="of:=[.C2]/[.C$5]" office:value-type="percentage" office:value="0.799879626843214" calcext:value-type="percentage">
            <text:p>79,99%</text:p>
          </table:table-cell>
          <table:table-cell table:style-name="ce15" table:formula="of:=[.D2]/[.D$5]" office:value-type="percentage" office:value="0.799923780487805" calcext:value-type="percentage">
            <text:p>79,99%</text:p>
          </table:table-cell>
          <table:table-cell table:style-name="ce15" table:formula="of:=[.E2]/[.E$5]" office:value-type="percentage" office:value="0.799163179916318" calcext:value-type="percentage">
            <text:p>79,92%</text:p>
          </table:table-cell>
          <table:table-cell table:style-name="ce15" table:formula="of:=[.F2]/[.F$5]" office:value-type="percentage" office:value="0.8" calcext:value-type="percentage">
            <text:p>80,00%</text:p>
          </table:table-cell>
          <table:table-cell table:style-name="ce15" table:formula="of:=[.G2]/[.G$5]" office:value-type="percentage" office:value="0.799867315347192" calcext:value-type="percentage">
            <text:p>79,99%</text:p>
          </table:table-cell>
          <table:table-cell table:style-name="ce15" table:formula="of:=[.H2]/[.H$5]" office:value-type="percentage" office:value="0.800325556158437" calcext:value-type="percentage">
            <text:p>80,03%</text:p>
          </table:table-cell>
          <table:table-cell table:style-name="ce15" table:formula="of:=[.I2]/[.I$5]" office:value-type="percentage" office:value="0.797927461139896" calcext:value-type="percentage">
            <text:p>79,79%</text:p>
          </table:table-cell>
          <table:table-cell table:style-name="ce15" table:formula="of:=[.J2]/[.J$5]" office:value-type="percentage" office:value="0.799363057324841" calcext:value-type="percentage">
            <text:p>79,94%</text:p>
          </table:table-cell>
          <table:table-cell table:style-name="ce15" table:formula="of:=[.K2]/[.K$5]" office:value-type="percentage" office:value="0.798418972332016" calcext:value-type="percentage">
            <text:p>79,84%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453" calcext:value-type="float">
            <text:p>453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SUM([.B3:.K3])" office:value-type="float" office:value="2763" calcext:value-type="float">
            <text:p>2763</text:p>
          </table:table-cell>
          <table:table-cell table:style-name="ce3" table:formula="of:=[.L3]/ [.$L$5]" office:value-type="percentage" office:value="0.100253991291727" calcext:value-type="percentage">
            <text:p>10,03%</text:p>
          </table:table-cell>
          <table:table-cell/>
          <table:table-cell table:style-name="ce1" office:value-type="string" calcext:value-type="string">
            <text:p>test</text:p>
          </table:table-cell>
          <table:table-cell table:style-name="ce15" table:formula="of:=[.B3]/[.B$5]" office:value-type="percentage" office:value="0.101499423298731" calcext:value-type="percentage">
            <text:p>10,15%</text:p>
          </table:table-cell>
          <table:table-cell table:style-name="ce15" table:formula="of:=[.C3]/[.C$5]" office:value-type="percentage" office:value="0.100210653024376" calcext:value-type="percentage">
            <text:p>10,02%</text:p>
          </table:table-cell>
          <table:table-cell table:style-name="ce15" table:formula="of:=[.D3]/[.D$5]" office:value-type="percentage" office:value="0.100228658536585" calcext:value-type="percentage">
            <text:p>10,02%</text:p>
          </table:table-cell>
          <table:table-cell table:style-name="ce15" table:formula="of:=[.E3]/[.E$5]" office:value-type="percentage" office:value="0.104602510460251" calcext:value-type="percentage">
            <text:p>10,46%</text:p>
          </table:table-cell>
          <table:table-cell table:style-name="ce15" table:formula="of:=[.F3]/[.F$5]" office:value-type="percentage" office:value="0.100038834951456" calcext:value-type="percentage">
            <text:p>10,00%</text:p>
          </table:table-cell>
          <table:table-cell table:style-name="ce15" table:formula="of:=[.G3]/[.G$5]" office:value-type="percentage" office:value="0.100176912870411" calcext:value-type="percentage">
            <text:p>10,02%</text:p>
          </table:table-cell>
          <table:table-cell table:style-name="ce15" table:formula="of:=[.H3]/[.H$5]" office:value-type="percentage" office:value="0.0998372219207813" calcext:value-type="percentage">
            <text:p>9,98%</text:p>
          </table:table-cell>
          <table:table-cell table:style-name="ce15" table:formula="of:=[.I3]/[.I$5]" office:value-type="percentage" office:value="0.101036269430052" calcext:value-type="percentage">
            <text:p>10,10%</text:p>
          </table:table-cell>
          <table:table-cell table:style-name="ce15" table:formula="of:=[.J3]/[.J$5]" office:value-type="percentage" office:value="0.101910828025478" calcext:value-type="percentage">
            <text:p>10,19%</text:p>
          </table:table-cell>
          <table:table-cell table:style-name="ce15" table:formula="of:=[.K3]/[.K$5]" office:value-type="percentage" office:value="0.102766798418972" calcext:value-type="percentage">
            <text:p>10,28%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452" calcext:value-type="float">
            <text:p>452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SUM([.B4:.K4])" office:value-type="float" office:value="2752" calcext:value-type="float">
            <text:p>2752</text:p>
          </table:table-cell>
          <table:table-cell table:style-name="ce3" table:formula="of:=[.L4]/ [.$L$5]" office:value-type="percentage" office:value="0.0998548621190131" calcext:value-type="percentage">
            <text:p>9,99%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5" table:formula="of:=[.B4]/[.B$5]" office:value-type="percentage" office:value="0.0991926182237601" calcext:value-type="percentage">
            <text:p>9,92%</text:p>
          </table:table-cell>
          <table:table-cell table:style-name="ce15" table:formula="of:=[.C4]/[.C$5]" office:value-type="percentage" office:value="0.0999097201324105" calcext:value-type="percentage">
            <text:p>9,99%</text:p>
          </table:table-cell>
          <table:table-cell table:style-name="ce15" table:formula="of:=[.D4]/[.D$5]" office:value-type="percentage" office:value="0.0998475609756098" calcext:value-type="percentage">
            <text:p>9,98%</text:p>
          </table:table-cell>
          <table:table-cell table:style-name="ce15" table:formula="of:=[.E4]/[.E$5]" office:value-type="percentage" office:value="0.096234309623431" calcext:value-type="percentage">
            <text:p>9,62%</text:p>
          </table:table-cell>
          <table:table-cell table:style-name="ce15" table:formula="of:=[.F4]/[.F$5]" office:value-type="percentage" office:value="0.0999611650485437" calcext:value-type="percentage">
            <text:p>10,00%</text:p>
          </table:table-cell>
          <table:table-cell table:style-name="ce15" table:formula="of:=[.G4]/[.G$5]" office:value-type="percentage" office:value="0.0999557717823972" calcext:value-type="percentage">
            <text:p>10,00%</text:p>
          </table:table-cell>
          <table:table-cell table:style-name="ce15" table:formula="of:=[.H4]/[.H$5]" office:value-type="percentage" office:value="0.0998372219207813" calcext:value-type="percentage">
            <text:p>9,98%</text:p>
          </table:table-cell>
          <table:table-cell table:style-name="ce15" table:formula="of:=[.I4]/[.I$5]" office:value-type="percentage" office:value="0.101036269430052" calcext:value-type="percentage">
            <text:p>10,10%</text:p>
          </table:table-cell>
          <table:table-cell table:style-name="ce15" table:formula="of:=[.J4]/[.J$5]" office:value-type="percentage" office:value="0.0987261146496815" calcext:value-type="percentage">
            <text:p>9,87%</text:p>
          </table:table-cell>
          <table:table-cell table:style-name="ce15" table:formula="of:=[.K4]/[.K$5]" office:value-type="percentage" office:value="0.0988142292490119" calcext:value-type="percentage">
            <text:p>9,88%</text:p>
          </table:table-cell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" table:formula="of:=SUM([.B2:.B4])" office:value-type="float" office:value="867" calcext:value-type="float">
            <text:p>867</text:p>
          </table:table-cell>
          <table:table-cell table:style-name="ce1" table:formula="of:=SUM([.C2:.C4])" office:value-type="float" office:value="3323" calcext:value-type="float">
            <text:p>3323</text:p>
          </table:table-cell>
          <table:table-cell table:style-name="ce1" table:formula="of:=SUM([.D2:.D4])" office:value-type="float" office:value="2624" calcext:value-type="float">
            <text:p>2624</text:p>
          </table:table-cell>
          <table:table-cell table:style-name="ce1" table:formula="of:=SUM([.E2:.E4])" office:value-type="float" office:value="239" calcext:value-type="float">
            <text:p>239</text:p>
          </table:table-cell>
          <table:table-cell table:style-name="ce1" table:formula="of:=SUM([.F2:.F4])" office:value-type="float" office:value="12875" calcext:value-type="float">
            <text:p>12875</text:p>
          </table:table-cell>
          <table:table-cell table:style-name="ce1" table:formula="of:=SUM([.G2:.G4])" office:value-type="float" office:value="4522" calcext:value-type="float">
            <text:p>4522</text:p>
          </table:table-cell>
          <table:table-cell table:style-name="ce1" table:formula="of:=SUM([.H2:.H4])" office:value-type="float" office:value="1843" calcext:value-type="float">
            <text:p>1843</text:p>
          </table:table-cell>
          <table:table-cell table:style-name="ce1" table:formula="of:=SUM([.I2:.I4])" office:value-type="float" office:value="386" calcext:value-type="float">
            <text:p>386</text:p>
          </table:table-cell>
          <table:table-cell table:style-name="ce1" table:formula="of:=SUM([.J2:.J4])" office:value-type="float" office:value="628" calcext:value-type="float">
            <text:p>628</text:p>
          </table:table-cell>
          <table:table-cell table:style-name="ce1" table:formula="of:=SUM([.K2:.K4])" office:value-type="float" office:value="253" calcext:value-type="float">
            <text:p>253</text:p>
          </table:table-cell>
          <table:table-cell table:style-name="ce20" table:formula="of:=SUM([.B5:.K5])" office:value-type="float" office:value="27560" calcext:value-type="float">
            <text:p>27560</text:p>
          </table:table-cell>
          <table:table-cell table:number-columns-repeated="2"/>
          <table:table-cell table:style-name="ce10" office:value-type="string" calcext:value-type="string">
            <text:p>sum</text:p>
          </table:table-cell>
          <table:table-cell table:style-name="ce1" table:formula="of:=SUM([.P2:.P4])" office:value-type="float" office:value="1" calcext:value-type="float">
            <text:p>1</text:p>
          </table:table-cell>
          <table:table-cell table:style-name="ce1" table:formula="of:=SUM([.Q2:.Q4])" office:value-type="float" office:value="1" calcext:value-type="float">
            <text:p>1</text:p>
          </table:table-cell>
          <table:table-cell table:style-name="ce1" table:formula="of:=SUM([.R2:.R4])" office:value-type="float" office:value="1" calcext:value-type="float">
            <text:p>1</text:p>
          </table:table-cell>
          <table:table-cell table:style-name="ce1" table:formula="of:=SUM([.S2:.S4])" office:value-type="float" office:value="1" calcext:value-type="float">
            <text:p>1</text:p>
          </table:table-cell>
          <table:table-cell table:style-name="ce1" table:formula="of:=SUM([.T2:.T4])" office:value-type="float" office:value="1" calcext:value-type="float">
            <text:p>1</text:p>
          </table:table-cell>
          <table:table-cell table:style-name="ce1" table:formula="of:=SUM([.U2:.U4])" office:value-type="float" office:value="1" calcext:value-type="float">
            <text:p>1</text:p>
          </table:table-cell>
          <table:table-cell table:style-name="ce1" table:formula="of:=SUM([.V2:.V4])" office:value-type="float" office:value="1" calcext:value-type="float">
            <text:p>1</text:p>
          </table:table-cell>
          <table:table-cell table:style-name="ce1" table:formula="of:=SUM([.W2:.W4])" office:value-type="float" office:value="1" calcext:value-type="float">
            <text:p>1</text:p>
          </table:table-cell>
          <table:table-cell table:style-name="ce1" table:formula="of:=SUM([.X2:.X4])" office:value-type="float" office:value="1" calcext:value-type="float">
            <text:p>1</text:p>
          </table:table-cell>
          <table:table-cell table:style-name="ce1" table:formula="of:=SUM([.Y2:.Y4])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string" calcext:value-type="string">
            <text:p>%class</text:p>
          </table:table-cell>
          <table:table-cell table:style-name="ce3" table:formula="of:=[.B5]/[.$L$5]" office:value-type="percentage" office:value="0.0314586357039187" calcext:value-type="percentage">
            <text:p>3,15%</text:p>
          </table:table-cell>
          <table:table-cell table:style-name="ce3" table:formula="of:=[.C5]/[.$L$5]" office:value-type="percentage" office:value="0.120573294629898" calcext:value-type="percentage">
            <text:p>12,06%</text:p>
          </table:table-cell>
          <table:table-cell table:style-name="ce3" table:formula="of:=[.D5]/[.$L$5]" office:value-type="percentage" office:value="0.0952104499274311" calcext:value-type="percentage">
            <text:p>9,52%</text:p>
          </table:table-cell>
          <table:table-cell table:style-name="ce3" table:formula="of:=[.E5]/[.$L$5]" office:value-type="percentage" office:value="0.00867198838896952" calcext:value-type="percentage">
            <text:p>0,87%</text:p>
          </table:table-cell>
          <table:table-cell table:style-name="ce3" table:formula="of:=[.F5]/[.$L$5]" office:value-type="percentage" office:value="0.467162554426705" calcext:value-type="percentage">
            <text:p>46,72%</text:p>
          </table:table-cell>
          <table:table-cell table:style-name="ce3" table:formula="of:=[.G5]/[.$L$5]" office:value-type="percentage" office:value="0.164078374455733" calcext:value-type="percentage">
            <text:p>16,41%</text:p>
          </table:table-cell>
          <table:table-cell table:style-name="ce3" table:formula="of:=[.H5]/[.$L$5]" office:value-type="percentage" office:value="0.0668722786647315" calcext:value-type="percentage">
            <text:p>6,69%</text:p>
          </table:table-cell>
          <table:table-cell table:style-name="ce3" table:formula="of:=[.I5]/[.$L$5]" office:value-type="percentage" office:value="0.0140058055152395" calcext:value-type="percentage">
            <text:p>1,40%</text:p>
          </table:table-cell>
          <table:table-cell table:style-name="ce3" table:formula="of:=[.J5]/[.$L$5]" office:value-type="percentage" office:value="0.0227866473149492" calcext:value-type="percentage">
            <text:p>2,28%</text:p>
          </table:table-cell>
          <table:table-cell table:style-name="ce3" table:formula="of:=[.K5]/[.$L$5]" office:value-type="percentage" office:value="0.0091799709724238" calcext:value-type="percentage">
            <text:p>0,92%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% /total_type</text:p>
          </table:table-cell>
          <table:table-cell table:number-columns-repeated="13"/>
          <table:table-cell office:value-type="string" calcext:value-type="string">
            <text:p>nevus és seborrheic_keratosis rontja el a train/test-en belüli arány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</text:p>
          </table:table-cell>
          <table:table-cell table:style-name="ce3" table:formula="of:=[.B2]/[.$L2]" office:value-type="percentage" office:value="0.0314356997051486" calcext:value-type="percentage">
            <text:p>3,14%</text:p>
          </table:table-cell>
          <table:table-cell table:style-name="ce3" table:formula="of:=[.C2]/[.$L2]" office:value-type="percentage" office:value="0.120571558176457" calcext:value-type="percentage">
            <text:p>12,06%</text:p>
          </table:table-cell>
          <table:table-cell table:style-name="ce3" table:formula="of:=[.D2]/[.$L2]" office:value-type="percentage" office:value="0.0952143343161715" calcext:value-type="percentage">
            <text:p>9,52%</text:p>
          </table:table-cell>
          <table:table-cell table:style-name="ce3" table:formula="of:=[.E2]/[.$L2]" office:value-type="percentage" office:value="0.00866409616693128" calcext:value-type="percentage">
            <text:p>0,87%</text:p>
          </table:table-cell>
          <table:table-cell table:style-name="ce3" table:formula="of:=[.F2]/[.$L2]" office:value-type="percentage" office:value="0.467226128373781" calcext:value-type="percentage">
            <text:p>46,72%</text:p>
          </table:table-cell>
          <table:table-cell table:style-name="ce3" table:formula="of:=[.G2]/[.$L2]" office:value-type="percentage" office:value="0.164073486051259" calcext:value-type="percentage">
            <text:p>16,41%</text:p>
          </table:table-cell>
          <table:table-cell table:style-name="ce3" table:formula="of:=[.H2]/[.$L2]" office:value-type="percentage" office:value="0.0669085960535269" calcext:value-type="percentage">
            <text:p>6,69%</text:p>
          </table:table-cell>
          <table:table-cell table:style-name="ce3" table:formula="of:=[.I2]/[.$L2]" office:value-type="percentage" office:value="0.0139714220911771" calcext:value-type="percentage">
            <text:p>1,40%</text:p>
          </table:table-cell>
          <table:table-cell table:style-name="ce3" table:formula="of:=[.J2]/[.$L2]" office:value-type="percentage" office:value="0.0227716035382173" calcext:value-type="percentage">
            <text:p>2,28%</text:p>
          </table:table-cell>
          <table:table-cell table:style-name="ce3" table:formula="of:=[.K2]/[.$L2]" office:value-type="percentage" office:value="0.00916307552733046" calcext:value-type="percentage">
            <text:p>0,92%</text:p>
          </table:table-cell>
          <table:table-cell table:number-columns-repeated="3"/>
          <table:table-cell office:value-type="string" calcext:value-type="string">
            <text:p>Ha ezeket újra elosztom megfelelő arányban, az megjavítja ez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 table:style-name="ce3" table:formula="of:=[.B3]/[.$L3]" office:value-type="percentage" office:value="0.0318494390155628" calcext:value-type="percentage">
            <text:p>3,18%</text:p>
          </table:table-cell>
          <table:table-cell table:style-name="ce3" table:formula="of:=[.C3]/[.$L3]" office:value-type="percentage" office:value="0.120521172638436" calcext:value-type="percentage">
            <text:p>12,05%</text:p>
          </table:table-cell>
          <table:table-cell table:style-name="ce3" table:formula="of:=[.D3]/[.$L3]" office:value-type="percentage" office:value="0.0951863916033297" calcext:value-type="percentage">
            <text:p>9,52%</text:p>
          </table:table-cell>
          <table:table-cell table:style-name="ce3" table:formula="of:=[.E3]/[.$L3]" office:value-type="percentage" office:value="0.0090481360839667" calcext:value-type="percentage">
            <text:p>0,90%</text:p>
          </table:table-cell>
          <table:table-cell table:style-name="ce3" table:formula="of:=[.F3]/[.$L3]" office:value-type="percentage" office:value="0.466159971045965" calcext:value-type="percentage">
            <text:p>46,62%</text:p>
          </table:table-cell>
          <table:table-cell table:style-name="ce3" table:formula="of:=[.G3]/[.$L3]" office:value-type="percentage" office:value="0.163952225841477" calcext:value-type="percentage">
            <text:p>16,40%</text:p>
          </table:table-cell>
          <table:table-cell table:style-name="ce3" table:formula="of:=[.H3]/[.$L3]" office:value-type="percentage" office:value="0.0665942815779949" calcext:value-type="percentage">
            <text:p>6,66%</text:p>
          </table:table-cell>
          <table:table-cell table:style-name="ce3" table:formula="of:=[.I3]/[.$L3]" office:value-type="percentage" office:value="0.0141150922909881" calcext:value-type="percentage">
            <text:p>1,41%</text:p>
          </table:table-cell>
          <table:table-cell table:style-name="ce3" table:formula="of:=[.J3]/[.$L3]" office:value-type="percentage" office:value="0.0231632283749548" calcext:value-type="percentage">
            <text:p>2,32%</text:p>
          </table:table-cell>
          <table:table-cell table:style-name="ce3" table:formula="of:=[.K3]/[.$L3]" office:value-type="percentage" office:value="0.00941006152732537" calcext:value-type="percentage">
            <text:p>0,94%</text:p>
          </table:table-cell>
          <table:table-cell table:number-columns-repeated="3"/>
          <table:table-cell office:value-type="string" calcext:value-type="string">
            <text:p>1843 kép összes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3" table:formula="of:=[.B4]/[.$L4]" office:value-type="percentage" office:value="0.03125" calcext:value-type="percentage">
            <text:p>3,13%</text:p>
          </table:table-cell>
          <table:table-cell table:style-name="ce3" table:formula="of:=[.C4]/[.$L4]" office:value-type="percentage" office:value="0.120639534883721" calcext:value-type="percentage">
            <text:p>12,06%</text:p>
          </table:table-cell>
          <table:table-cell table:style-name="ce3" table:formula="of:=[.D4]/[.$L4]" office:value-type="percentage" office:value="0.095203488372093" calcext:value-type="percentage">
            <text:p>9,52%</text:p>
          </table:table-cell>
          <table:table-cell table:style-name="ce3" table:formula="of:=[.E4]/[.$L4]" office:value-type="percentage" office:value="0.00835755813953488" calcext:value-type="percentage">
            <text:p>0,84%</text:p>
          </table:table-cell>
          <table:table-cell table:style-name="ce3" table:formula="of:=[.F4]/[.$L4]" office:value-type="percentage" office:value="0.46765988372093" calcext:value-type="percentage">
            <text:p>46,77%</text:p>
          </table:table-cell>
          <table:table-cell table:style-name="ce3" table:formula="of:=[.G4]/[.$L4]" office:value-type="percentage" office:value="0.164244186046512" calcext:value-type="percentage">
            <text:p>16,42%</text:p>
          </table:table-cell>
          <table:table-cell table:style-name="ce3" table:formula="of:=[.H4]/[.$L4]" office:value-type="percentage" office:value="0.0668604651162791" calcext:value-type="percentage">
            <text:p>6,69%</text:p>
          </table:table-cell>
          <table:table-cell table:style-name="ce3" table:formula="of:=[.I4]/[.$L4]" office:value-type="percentage" office:value="0.014171511627907" calcext:value-type="percentage">
            <text:p>1,42%</text:p>
          </table:table-cell>
          <table:table-cell table:style-name="ce3" table:formula="of:=[.J4]/[.$L4]" office:value-type="percentage" office:value="0.0225290697674419" calcext:value-type="percentage">
            <text:p>2,25%</text:p>
          </table:table-cell>
          <table:table-cell table:style-name="ce3" table:formula="of:=[.K4]/[.$L4]" office:value-type="percentage" office:value="0.0090843023255814" calcext:value-type="percentage">
            <text:p>0,91%</text:p>
          </table:table-cell>
          <table:table-cell table:number-columns-repeated="3"/>
          <table:table-cell office:value-type="string" calcext:value-type="string">
            <text:p>80-10-10% aránybn: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  <table:table-cell office:value-type="string" calcext:value-type="string">
            <text:p>nevus</text:p>
          </table:table-cell>
          <table:table-cell office:value-type="string" calcext:value-type="string">
            <text:p>seborrheic_keratosi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%total</text:p>
          </table:table-cell>
          <table:table-cell table:number-columns-repeated="13"/>
          <table:table-cell office:value-type="string" calcext:value-type="string">
            <text:p>train</text:p>
          </table:table-cell>
          <table:table-cell office:value-type="float" office:value="1475" calcext:value-type="float">
            <text:p>1475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</text:p>
          </table:table-cell>
          <table:table-cell table:style-name="ce3" table:formula="of:=[.B2]/[.$L$5]" office:value-type="percentage" office:value="0.0251451378809869" calcext:value-type="percentage">
            <text:p>2,51%</text:p>
          </table:table-cell>
          <table:table-cell table:style-name="ce3" table:formula="of:=[.C2]/[.$L$5]" office:value-type="percentage" office:value="0.09644412191582" calcext:value-type="percentage">
            <text:p>9,64%</text:p>
          </table:table-cell>
          <table:table-cell table:style-name="ce3" table:formula="of:=[.D2]/[.$L$5]" office:value-type="percentage" office:value="0.0761611030478955" calcext:value-type="percentage">
            <text:p>7,62%</text:p>
          </table:table-cell>
          <table:table-cell table:style-name="ce3" table:formula="of:=[.E2]/[.$L$5]" office:value-type="percentage" office:value="0.00693033381712627" calcext:value-type="percentage">
            <text:p>0,69%</text:p>
          </table:table-cell>
          <table:table-cell table:style-name="ce3" table:formula="of:=[.F2]/[.$L$5]" office:value-type="percentage" office:value="0.373730043541364" calcext:value-type="percentage">
            <text:p>37,37%</text:p>
          </table:table-cell>
          <table:table-cell table:style-name="ce3" table:formula="of:=[.G2]/[.$L$5]" office:value-type="percentage" office:value="0.131240928882438" calcext:value-type="percentage">
            <text:p>13,12%</text:p>
          </table:table-cell>
          <table:table-cell table:style-name="ce3" table:formula="of:=[.H2]/[.$L$5]" office:value-type="percentage" office:value="0.0535195936139332" calcext:value-type="percentage">
            <text:p>5,35%</text:p>
          </table:table-cell>
          <table:table-cell table:style-name="ce3" table:formula="of:=[.I2]/[.$L$5]" office:value-type="percentage" office:value="0.0111756168359942" calcext:value-type="percentage">
            <text:p>1,12%</text:p>
          </table:table-cell>
          <table:table-cell table:style-name="ce3" table:formula="of:=[.J2]/[.$L$5]" office:value-type="percentage" office:value="0.0182148040638607" calcext:value-type="percentage">
            <text:p>1,82%</text:p>
          </table:table-cell>
          <table:table-cell table:style-name="ce3" table:formula="of:=[.K2]/[.$L$5]" office:value-type="percentage" office:value="0.00732946298984035" calcext:value-type="percentage">
            <text:p>0,73%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style-name="ce3" table:formula="of:=[.B3]/[.$L$5]" office:value-type="percentage" office:value="0.00319303338171263" calcext:value-type="percentage">
            <text:p>0,32%</text:p>
          </table:table-cell>
          <table:table-cell table:style-name="ce3" table:formula="of:=[.C3]/[.$L$5]" office:value-type="percentage" office:value="0.0120827285921626" calcext:value-type="percentage">
            <text:p>1,21%</text:p>
          </table:table-cell>
          <table:table-cell table:style-name="ce3" table:formula="of:=[.D3]/[.$L$5]" office:value-type="percentage" office:value="0.00954281567489115" calcext:value-type="percentage">
            <text:p>0,95%</text:p>
          </table:table-cell>
          <table:table-cell table:style-name="ce3" table:formula="of:=[.E3]/[.$L$5]" office:value-type="percentage" office:value="0.00090711175616836" calcext:value-type="percentage">
            <text:p>0,09%</text:p>
          </table:table-cell>
          <table:table-cell table:style-name="ce3" table:formula="of:=[.F3]/[.$L$5]" office:value-type="percentage" office:value="0.0467343976777939" calcext:value-type="percentage">
            <text:p>4,67%</text:p>
          </table:table-cell>
          <table:table-cell table:style-name="ce3" table:formula="of:=[.G3]/[.$L$5]" office:value-type="percentage" office:value="0.0164368650217707" calcext:value-type="percentage">
            <text:p>1,64%</text:p>
          </table:table-cell>
          <table:table-cell table:style-name="ce3" table:formula="of:=[.H3]/[.$L$5]" office:value-type="percentage" office:value="0.00667634252539913" calcext:value-type="percentage">
            <text:p>0,67%</text:p>
          </table:table-cell>
          <table:table-cell table:style-name="ce3" table:formula="of:=[.I3]/[.$L$5]" office:value-type="percentage" office:value="0.00141509433962264" calcext:value-type="percentage">
            <text:p>0,14%</text:p>
          </table:table-cell>
          <table:table-cell table:style-name="ce3" table:formula="of:=[.J3]/[.$L$5]" office:value-type="percentage" office:value="0.002322206095791" calcext:value-type="percentage">
            <text:p>0,23%</text:p>
          </table:table-cell>
          <table:table-cell table:style-name="ce3" table:formula="of:=[.K3]/[.$L$5]" office:value-type="percentage" office:value="0.000943396226415094" calcext:value-type="percentage">
            <text:p>0,09%</text:p>
          </table:table-cell>
          <table:table-cell table:number-columns-repeated="3"/>
          <table:table-cell office:value-type="string" calcext:value-type="string">
            <text:p>validation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3" table:formula="of:=[.B4]/[.$L$5]" office:value-type="percentage" office:value="0.00312046444121916" calcext:value-type="percentage">
            <text:p>0,31%</text:p>
          </table:table-cell>
          <table:table-cell table:style-name="ce3" table:formula="of:=[.C4]/[.$L$5]" office:value-type="percentage" office:value="0.0120464441219158" calcext:value-type="percentage">
            <text:p>1,20%</text:p>
          </table:table-cell>
          <table:table-cell table:style-name="ce3" table:formula="of:=[.D4]/[.$L$5]" office:value-type="percentage" office:value="0.00950653120464441" calcext:value-type="percentage">
            <text:p>0,95%</text:p>
          </table:table-cell>
          <table:table-cell table:style-name="ce3" table:formula="of:=[.E4]/[.$L$5]" office:value-type="percentage" office:value="0.000834542815674891" calcext:value-type="percentage">
            <text:p>0,08%</text:p>
          </table:table-cell>
          <table:table-cell table:style-name="ce3" table:formula="of:=[.F4]/[.$L$5]" office:value-type="percentage" office:value="0.0466981132075472" calcext:value-type="percentage">
            <text:p>4,67%</text:p>
          </table:table-cell>
          <table:table-cell table:style-name="ce3" table:formula="of:=[.G4]/[.$L$5]" office:value-type="percentage" office:value="0.016400580551524" calcext:value-type="percentage">
            <text:p>1,64%</text:p>
          </table:table-cell>
          <table:table-cell table:style-name="ce3" table:formula="of:=[.H4]/[.$L$5]" office:value-type="percentage" office:value="0.00667634252539913" calcext:value-type="percentage">
            <text:p>0,67%</text:p>
          </table:table-cell>
          <table:table-cell table:style-name="ce3" table:formula="of:=[.I4]/[.$L$5]" office:value-type="percentage" office:value="0.00141509433962264" calcext:value-type="percentage">
            <text:p>0,14%</text:p>
          </table:table-cell>
          <table:table-cell table:style-name="ce3" table:formula="of:=[.J4]/[.$L$5]" office:value-type="percentage" office:value="0.00224963715529753" calcext:value-type="percentage">
            <text:p>0,22%</text:p>
          </table:table-cell>
          <table:table-cell table:style-name="ce3" table:formula="of:=[.K4]/[.$L$5]" office:value-type="percentage" office:value="0.00090711175616836" calcext:value-type="percentage">
            <text:p>0,09%</text:p>
          </table:table-cell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erdict: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kin lesions már tartalmazza a képeket a melanoma detection-ből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kombinálásra nincs szükség, elég a modifie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00.00.00</text:date>, <text:time style:data-style-name="N2" text:time-value="00:42:45.555573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00:11:49.694067032</meta:creation-date>
    <dc:date>2026-04-27T00:56:31.369030282</dc:date>
    <meta:editing-duration>PT22H17M7S</meta:editing-duration>
    <meta:editing-cycles>16</meta:editing-cycles>
    <meta:generator>LibreOffice/24.2.7.2$Linux_X86_64 LibreOffice_project/420$Build-2</meta:generator>
    <meta:document-statistic meta:table-count="6" meta:cell-count="673" meta:object-count="10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melanoma_detection.J1:melanoma_detection.L4 melanoma_detection.A2:melanoma_detection.A4" chart:data-source-has-labels="both" svg:x="0.32cm" svg:y="0.18cm" svg:width="13.176cm" svg:height="8.64cm">
          <chart:coordinate-region svg:x="1.735cm" svg:y="0.379cm" svg:width="11.761cm" svg:height="7.794cm"/>
          <chart:axis chart:dimension="x" chart:name="primary-x" chart:style-name="ch4" chartooo:axis-type="auto">
            <chartooo:date-scale/>
            <chart:categories table:cell-range-address="melanoma_detection.J1:melanoma_detection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anoma_detection.J2:melanoma_detection.L2" chart:label-cell-address="melanoma_detection.A2:melanoma_detection.A2" chart:class="chart:bar">
            <chart:data-point chart:repeated="3"/>
          </chart:series>
          <chart:series chart:style-name="ch8" chart:values-cell-range-address="melanoma_detection.J3:melanoma_detection.L3" chart:label-cell-address="melanoma_detection.A3:melanoma_detection.A3" chart:class="chart:bar">
            <chart:data-point chart:repeated="3"/>
          </chart:series>
          <chart:series chart:style-name="ch9" chart:values-cell-range-address="melanoma_detection.J4:melanoma_detection.L4" chart:label-cell-address="melanoma_detection.A4:melanoma_detection.A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anoma</text:p>
                <draw:g>
                  <svg:desc>melanoma_detection.J1:melanoma_detection.L1</svg:desc>
                </draw:g>
              </table:table-cell>
              <table:table-cell office:value-type="string">
                <text:p>nevus</text:p>
              </table:table-cell>
              <table:table-cell office:value-type="string">
                <text:p>seborrheic_keratosi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elanoma_detection.A2:melanoma_detection.A2</svg:desc>
                </draw:g>
              </table:table-cell>
              <table:table-cell office:value-type="float" office:value="0.136">
                <text:p>0.136</text:p>
                <draw:g>
                  <svg:desc>melanoma_detection.J2:melanoma_detection.L2</svg:desc>
                </draw:g>
              </table:table-cell>
              <table:table-cell office:value-type="float" office:value="0.498909090909091">
                <text:p>0.498909090909091</text:p>
              </table:table-cell>
              <table:table-cell office:value-type="float" office:value="0.0923636363636364">
                <text:p>0.0923636363636364</text:p>
              </table:table-cell>
            </table:table-row>
            <table:table-row>
              <table:table-cell office:value-type="string">
                <text:p>test</text:p>
                <draw:g>
                  <svg:desc>melanoma_detection.A3:melanoma_detection.A3</svg:desc>
                </draw:g>
              </table:table-cell>
              <table:table-cell office:value-type="float" office:value="0.0425454545454545">
                <text:p>0.0425454545454545</text:p>
                <draw:g>
                  <svg:desc>melanoma_detection.J3:melanoma_detection.L3</svg:desc>
                </draw:g>
              </table:table-cell>
              <table:table-cell office:value-type="float" office:value="0.142909090909091">
                <text:p>0.142909090909091</text:p>
              </table:table-cell>
              <table:table-cell office:value-type="float" office:value="0.0327272727272727">
                <text:p>0.0327272727272727</text:p>
              </table:table-cell>
            </table:table-row>
            <table:table-row>
              <table:table-cell office:value-type="string">
                <text:p>validation</text:p>
                <draw:g>
                  <svg:desc>melanoma_detection.A4:melanoma_detection.A4</svg:desc>
                </draw:g>
              </table:table-cell>
              <table:table-cell office:value-type="float" office:value="0.0109090909090909">
                <text:p>0.0109090909090909</text:p>
                <draw:g>
                  <svg:desc>melanoma_detection.J4:melanoma_detection.L4</svg:desc>
                </draw:g>
              </table:table-cell>
              <table:table-cell office:value-type="float" office:value="0.0283636363636364">
                <text:p>0.0283636363636364</text:p>
              </table:table-cell>
              <table:table-cell office:value-type="float" office:value="0.0152727272727273">
                <text:p>0.015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hu" number:country="HU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06cm" svg:y="1.96cm" style:legend-expansion="high" chart:style-name="ch2"/>
        <chart:plot-area chart:style-name="ch3" table:cell-range-address="combined_modified.A9:combined_modified.K11 combined_modified.B1:combined_modified.K1" chart:data-source-has-labels="both" svg:x="0.32cm" svg:y="0.18cm" svg:width="10.266cm" svg:height="8.64cm">
          <chart:coordinate-region svg:x="1.444cm" svg:y="0.379cm" svg:width="9.142cm" svg:height="7.794cm"/>
          <chart:axis chart:dimension="x" chart:name="primary-x" chart:style-name="ch4" chartooo:axis-type="auto">
            <chartooo:date-scale/>
            <chart:categories table:cell-range-address="combined_modified.A9:combined_modified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_modified.B9:combined_modified.B11" chart:label-cell-address="combined_modified.B1:combined_modified.B1" chart:class="chart:bar">
            <chart:data-point chart:repeated="3"/>
          </chart:series>
          <chart:series chart:style-name="ch8" chart:values-cell-range-address="combined_modified.C9:combined_modified.C11" chart:label-cell-address="combined_modified.C1:combined_modified.C1" chart:class="chart:bar">
            <chart:data-point chart:repeated="3"/>
          </chart:series>
          <chart:series chart:style-name="ch9" chart:values-cell-range-address="combined_modified.D9:combined_modified.D11" chart:label-cell-address="combined_modified.D1:combined_modified.D1" chart:class="chart:bar">
            <chart:data-point chart:repeated="3"/>
          </chart:series>
          <chart:series chart:style-name="ch10" chart:values-cell-range-address="combined_modified.E9:combined_modified.E11" chart:label-cell-address="combined_modified.E1:combined_modified.E1" chart:class="chart:bar">
            <chart:data-point chart:repeated="3"/>
          </chart:series>
          <chart:series chart:style-name="ch11" chart:values-cell-range-address="combined_modified.F9:combined_modified.F11" chart:label-cell-address="combined_modified.F1:combined_modified.F1" chart:class="chart:bar">
            <chart:data-point chart:repeated="3"/>
          </chart:series>
          <chart:series chart:style-name="ch12" chart:values-cell-range-address="combined_modified.G9:combined_modified.G11" chart:label-cell-address="combined_modified.G1:combined_modified.G1" chart:class="chart:bar">
            <chart:data-point chart:repeated="3"/>
          </chart:series>
          <chart:series chart:style-name="ch13" chart:values-cell-range-address="combined_modified.H9:combined_modified.H11" chart:label-cell-address="combined_modified.H1:combined_modified.H1" chart:class="chart:bar">
            <chart:data-point chart:repeated="3"/>
          </chart:series>
          <chart:series chart:style-name="ch14" chart:values-cell-range-address="combined_modified.I9:combined_modified.I11" chart:label-cell-address="combined_modified.I1:combined_modified.I1" chart:class="chart:bar">
            <chart:data-point chart:repeated="3"/>
          </chart:series>
          <chart:series chart:style-name="ch15" chart:values-cell-range-address="combined_modified.J9:combined_modified.J11" chart:label-cell-address="combined_modified.J1:combined_modified.J1" chart:class="chart:bar">
            <chart:data-point chart:repeated="3"/>
          </chart:series>
          <chart:series chart:style-name="ch16" chart:values-cell-range-address="combined_modified.K9:combined_modified.K11" chart:label-cell-address="combined_modified.K1:combined_modified.K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combined_modified.B1:combined_modified.B1</svg:desc>
                </draw:g>
              </table:table-cell>
              <table:table-cell office:value-type="string">
                <text:p>Basal cell carcinoma</text:p>
                <draw:g>
                  <svg:desc>combined_modified.C1:combined_modified.C1</svg:desc>
                </draw:g>
              </table:table-cell>
              <table:table-cell office:value-type="string">
                <text:p>Benign keratosis-like lesions</text:p>
                <draw:g>
                  <svg:desc>combined_modified.D1:combined_modified.D1</svg:desc>
                </draw:g>
              </table:table-cell>
              <table:table-cell office:value-type="string">
                <text:p>Dermatofibroma</text:p>
                <draw:g>
                  <svg:desc>combined_modified.E1:combined_modified.E1</svg:desc>
                </draw:g>
              </table:table-cell>
              <table:table-cell office:value-type="string">
                <text:p>Melanocytic nevi</text:p>
                <draw:g>
                  <svg:desc>combined_modified.F1:combined_modified.F1</svg:desc>
                </draw:g>
              </table:table-cell>
              <table:table-cell office:value-type="string">
                <text:p>Melanoma</text:p>
                <draw:g>
                  <svg:desc>combined_modified.G1:combined_modified.G1</svg:desc>
                </draw:g>
              </table:table-cell>
              <table:table-cell office:value-type="string">
                <text:p>nevus</text:p>
                <draw:g>
                  <svg:desc>combined_modified.H1:combined_modified.H1</svg:desc>
                </draw:g>
              </table:table-cell>
              <table:table-cell office:value-type="string">
                <text:p>seborrheic_keratosis</text:p>
                <draw:g>
                  <svg:desc>combined_modified.I1:combined_modified.I1</svg:desc>
                </draw:g>
              </table:table-cell>
              <table:table-cell office:value-type="string">
                <text:p>Squamous cell carcinoma</text:p>
                <draw:g>
                  <svg:desc>combined_modified.J1:combined_modified.J1</svg:desc>
                </draw:g>
              </table:table-cell>
              <table:table-cell office:value-type="string">
                <text:p>Vascular lesions</text:p>
                <draw:g>
                  <svg:desc>combined_modified.K1:combined_modifi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combined_modified.A9:combined_modified.A11</svg:desc>
                </draw:g>
              </table:table-cell>
              <table:table-cell office:value-type="float" office:value="0.0314356997051486">
                <text:p>0.0314356997051486</text:p>
                <draw:g>
                  <svg:desc>combined_modified.B9:combined_modified.B11</svg:desc>
                </draw:g>
              </table:table-cell>
              <table:table-cell office:value-type="float" office:value="0.120571558176457">
                <text:p>0.120571558176457</text:p>
                <draw:g>
                  <svg:desc>combined_modified.C9:combined_modified.C11</svg:desc>
                </draw:g>
              </table:table-cell>
              <table:table-cell office:value-type="float" office:value="0.0952143343161715">
                <text:p>0.0952143343161715</text:p>
                <draw:g>
                  <svg:desc>combined_modified.D9:combined_modified.D11</svg:desc>
                </draw:g>
              </table:table-cell>
              <table:table-cell office:value-type="float" office:value="0.00866409616693128">
                <text:p>0.00866409616693128</text:p>
                <draw:g>
                  <svg:desc>combined_modified.E9:combined_modified.E11</svg:desc>
                </draw:g>
              </table:table-cell>
              <table:table-cell office:value-type="float" office:value="0.467226128373781">
                <text:p>0.467226128373781</text:p>
                <draw:g>
                  <svg:desc>combined_modified.F9:combined_modified.F11</svg:desc>
                </draw:g>
              </table:table-cell>
              <table:table-cell office:value-type="float" office:value="0.164073486051259">
                <text:p>0.164073486051259</text:p>
                <draw:g>
                  <svg:desc>combined_modified.G9:combined_modified.G11</svg:desc>
                </draw:g>
              </table:table-cell>
              <table:table-cell office:value-type="float" office:value="0.0669085960535269">
                <text:p>0.0669085960535269</text:p>
                <draw:g>
                  <svg:desc>combined_modified.H9:combined_modified.H11</svg:desc>
                </draw:g>
              </table:table-cell>
              <table:table-cell office:value-type="float" office:value="0.0139714220911771">
                <text:p>0.0139714220911771</text:p>
                <draw:g>
                  <svg:desc>combined_modified.I9:combined_modified.I11</svg:desc>
                </draw:g>
              </table:table-cell>
              <table:table-cell office:value-type="float" office:value="0.0227716035382173">
                <text:p>0.0227716035382173</text:p>
                <draw:g>
                  <svg:desc>combined_modified.J9:combined_modified.J11</svg:desc>
                </draw:g>
              </table:table-cell>
              <table:table-cell office:value-type="float" office:value="0.00916307552733046">
                <text:p>0.00916307552733046</text:p>
                <draw:g>
                  <svg:desc>combined_modified.K9:combined_modified.K11</svg:desc>
                </draw:g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.0318494390155628">
                <text:p>0.0318494390155628</text:p>
              </table:table-cell>
              <table:table-cell office:value-type="float" office:value="0.120521172638436">
                <text:p>0.120521172638436</text:p>
              </table:table-cell>
              <table:table-cell office:value-type="float" office:value="0.0951863916033297">
                <text:p>0.0951863916033297</text:p>
              </table:table-cell>
              <table:table-cell office:value-type="float" office:value="0.0090481360839667">
                <text:p>0.0090481360839667</text:p>
              </table:table-cell>
              <table:table-cell office:value-type="float" office:value="0.466159971045965">
                <text:p>0.466159971045965</text:p>
              </table:table-cell>
              <table:table-cell office:value-type="float" office:value="0.163952225841477">
                <text:p>0.163952225841477</text:p>
              </table:table-cell>
              <table:table-cell office:value-type="float" office:value="0.0665942815779949">
                <text:p>0.0665942815779949</text:p>
              </table:table-cell>
              <table:table-cell office:value-type="float" office:value="0.0141150922909881">
                <text:p>0.0141150922909881</text:p>
              </table:table-cell>
              <table:table-cell office:value-type="float" office:value="0.0231632283749548">
                <text:p>0.0231632283749548</text:p>
              </table:table-cell>
              <table:table-cell office:value-type="float" office:value="0.00941006152732537">
                <text:p>0.00941006152732537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0.03125">
                <text:p>0.03125</text:p>
              </table:table-cell>
              <table:table-cell office:value-type="float" office:value="0.120639534883721">
                <text:p>0.120639534883721</text:p>
              </table:table-cell>
              <table:table-cell office:value-type="float" office:value="0.095203488372093">
                <text:p>0.095203488372093</text:p>
              </table:table-cell>
              <table:table-cell office:value-type="float" office:value="0.00835755813953488">
                <text:p>0.00835755813953488</text:p>
              </table:table-cell>
              <table:table-cell office:value-type="float" office:value="0.46765988372093">
                <text:p>0.46765988372093</text:p>
              </table:table-cell>
              <table:table-cell office:value-type="float" office:value="0.164244186046512">
                <text:p>0.164244186046512</text:p>
              </table:table-cell>
              <table:table-cell office:value-type="float" office:value="0.0668604651162791">
                <text:p>0.0668604651162791</text:p>
              </table:table-cell>
              <table:table-cell office:value-type="float" office:value="0.014171511627907">
                <text:p>0.014171511627907</text:p>
              </table:table-cell>
              <table:table-cell office:value-type="float" office:value="0.0225290697674419">
                <text:p>0.0225290697674419</text:p>
              </table:table-cell>
              <table:table-cell office:value-type="float" office:value="0.0090843023255814">
                <text:p>0.00908430232558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15cm" svg:height="11.933cm" xlink:href=".." xlink:type="simple" chart:class="chart:bar" chart:style-name="ch1">
        <chart:legend chart:legend-position="end" svg:x="19.031cm" svg:y="5.169cm" style:legend-expansion="high" chart:style-name="ch2"/>
        <chart:plot-area chart:style-name="ch3" table:cell-range-address="skin_lesions_classification.A9:skin_lesions_classification.O12" chart:data-source-has-labels="both" svg:x="0.424cm" svg:y="0.238cm" svg:width="18.183cm" svg:height="11.457cm">
          <chart:coordinate-region svg:x="1.839cm" svg:y="0.437cm" svg:width="16.768cm" svg:height="7.66cm"/>
          <chart:axis chart:dimension="x" chart:name="primary-x" chart:style-name="ch4" chartooo:axis-type="auto">
            <chartooo:date-scale/>
            <chart:categories table:cell-range-address="skin_lesions_classification.B9:skin_lesions_classification.O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kin_lesions_classification.B10:skin_lesions_classification.O10" chart:label-cell-address="skin_lesions_classification.A10:skin_lesions_classification.A10" chart:class="chart:bar">
            <chart:data-point chart:repeated="14"/>
          </chart:series>
          <chart:series chart:style-name="ch8" chart:values-cell-range-address="skin_lesions_classification.B11:skin_lesions_classification.O11" chart:label-cell-address="skin_lesions_classification.A11:skin_lesions_classification.A11" chart:class="chart:bar">
            <chart:data-point chart:repeated="14"/>
          </chart:series>
          <chart:series chart:style-name="ch9" chart:values-cell-range-address="skin_lesions_classification.B12:skin_lesions_classification.O12" chart:label-cell-address="skin_lesions_classification.A12:skin_lesions_classification.A1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skin_lesions_classification.B9:skin_lesions_classification.O9</svg:desc>
                </draw:g>
              </table:table-cell>
              <table:table-cell office:value-type="string">
                <text:p>Basal cell carcinoma</text:p>
              </table:table-cell>
              <table:table-cell office:value-type="string">
                <text:p>Benign keratosis-like lesions</text:p>
              </table:table-cell>
              <table:table-cell office:value-type="string">
                <text:p>Chickenpox</text:p>
              </table:table-cell>
              <table:table-cell office:value-type="string">
                <text:p>Cowpox</text:p>
              </table:table-cell>
              <table:table-cell office:value-type="string">
                <text:p>Dermatofibroma</text:p>
              </table:table-cell>
              <table:table-cell office:value-type="string">
                <text:p>Healthy</text:p>
              </table:table-cell>
              <table:table-cell office:value-type="string">
                <text:p>HFMD</text:p>
              </table:table-cell>
              <table:table-cell office:value-type="string">
                <text:p>Measles</text:p>
              </table:table-cell>
              <table:table-cell office:value-type="string">
                <text:p>Melanocytic nevi</text:p>
              </table:table-cell>
              <table:table-cell office:value-type="string">
                <text:p>Melanoma</text:p>
              </table:table-cell>
              <table:table-cell office:value-type="string">
                <text:p>Monkeypox</text:p>
              </table:table-cell>
              <table:table-cell office:value-type="string">
                <text:p>Squamous cell carcinoma</text:p>
              </table:table-cell>
              <table:table-cell office:value-type="string">
                <text:p>Vascular lesion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skin_lesions_classification.A10:skin_lesions_classification.A10</svg:desc>
                </draw:g>
              </table:table-cell>
              <table:table-cell office:value-type="float" office:value="0.0189054997817547">
                <text:p>0.0189054997817547</text:p>
                <draw:g>
                  <svg:desc>skin_lesions_classification.B10:skin_lesions_classification.O10</svg:desc>
                </draw:g>
              </table:table-cell>
              <table:table-cell office:value-type="float" office:value="0.0725120034919249">
                <text:p>0.0725120034919249</text:p>
              </table:table-cell>
              <table:table-cell office:value-type="float" office:value="0.0572621126145788">
                <text:p>0.0572621126145788</text:p>
              </table:table-cell>
              <table:table-cell office:value-type="float" office:value="0.0245525971191619">
                <text:p>0.0245525971191619</text:p>
              </table:table-cell>
              <table:table-cell office:value-type="float" office:value="0.0216062854648625">
                <text:p>0.0216062854648625</text:p>
              </table:table-cell>
              <table:table-cell office:value-type="float" office:value="0.00521060672195548">
                <text:p>0.00521060672195548</text:p>
              </table:table-cell>
              <table:table-cell office:value-type="float" office:value="0.0373199476211261">
                <text:p>0.0373199476211261</text:p>
              </table:table-cell>
              <table:table-cell office:value-type="float" office:value="0.052706241815801">
                <text:p>0.052706241815801</text:p>
              </table:table-cell>
              <table:table-cell office:value-type="float" office:value="0.0180052378873854">
                <text:p>0.0180052378873854</text:p>
              </table:table-cell>
              <table:table-cell office:value-type="float" office:value="0.280990833697076">
                <text:p>0.280990833697076</text:p>
              </table:table-cell>
              <table:table-cell office:value-type="float" office:value="0.0986741597555653">
                <text:p>0.0986741597555653</text:p>
              </table:table-cell>
              <table:table-cell office:value-type="float" office:value="0.0929725010912265">
                <text:p>0.0929725010912265</text:p>
              </table:table-cell>
              <table:table-cell office:value-type="float" office:value="0.0136948930597992">
                <text:p>0.0136948930597992</text:p>
              </table:table-cell>
              <table:table-cell office:value-type="float" office:value="0.00551069402007857">
                <text:p>0.00551069402007857</text:p>
              </table:table-cell>
            </table:table-row>
            <table:table-row>
              <table:table-cell office:value-type="string">
                <text:p>test</text:p>
                <draw:g>
                  <svg:desc>skin_lesions_classification.A11:skin_lesions_classification.A11</svg:desc>
                </draw:g>
              </table:table-cell>
              <table:table-cell office:value-type="float" office:value="0.00240069838498472">
                <text:p>0.00240069838498472</text:p>
                <draw:g>
                  <svg:desc>skin_lesions_classification.B11:skin_lesions_classification.O11</svg:desc>
                </draw:g>
              </table:table-cell>
              <table:table-cell office:value-type="float" office:value="0.00908446093408992">
                <text:p>0.00908446093408992</text:p>
              </table:table-cell>
              <table:table-cell office:value-type="float" office:value="0.00717481449148843">
                <text:p>0.00717481449148843</text:p>
              </table:table-cell>
              <table:table-cell office:value-type="float" office:value="0.00308271497162811">
                <text:p>0.00308271497162811</text:p>
              </table:table-cell>
              <table:table-cell office:value-type="float" office:value="0.00270078568310781">
                <text:p>0.00270078568310781</text:p>
              </table:table-cell>
              <table:table-cell office:value-type="float" office:value="0.000682016586643387">
                <text:p>0.000682016586643387</text:p>
              </table:table-cell>
              <table:table-cell office:value-type="float" office:value="0.00466499345264077">
                <text:p>0.00466499345264077</text:p>
              </table:table-cell>
              <table:table-cell office:value-type="float" office:value="0.00660192055870799">
                <text:p>0.00660192055870799</text:p>
              </table:table-cell>
              <table:table-cell office:value-type="float" office:value="0.00226429506765605">
                <text:p>0.00226429506765605</text:p>
              </table:table-cell>
              <table:table-cell office:value-type="float" office:value="0.0351374945438673">
                <text:p>0.0351374945438673</text:p>
              </table:table-cell>
              <table:table-cell office:value-type="float" office:value="0.0123581405499782">
                <text:p>0.0123581405499782</text:p>
              </table:table-cell>
              <table:table-cell office:value-type="float" office:value="0.0116215626364033">
                <text:p>0.0116215626364033</text:p>
              </table:table-cell>
              <table:table-cell office:value-type="float" office:value="0.00174596246180707">
                <text:p>0.00174596246180707</text:p>
              </table:table-cell>
              <table:table-cell office:value-type="float" office:value="0.000709297250109123">
                <text:p>0.000709297250109123</text:p>
              </table:table-cell>
            </table:table-row>
            <table:table-row>
              <table:table-cell office:value-type="string">
                <text:p>validation</text:p>
                <draw:g>
                  <svg:desc>skin_lesions_classification.A12:skin_lesions_classification.A12</svg:desc>
                </draw:g>
              </table:table-cell>
              <table:table-cell office:value-type="float" office:value="0.00234613705805325">
                <text:p>0.00234613705805325</text:p>
                <draw:g>
                  <svg:desc>skin_lesions_classification.B12:skin_lesions_classification.O12</svg:desc>
                </draw:g>
              </table:table-cell>
              <table:table-cell office:value-type="float" office:value="0.00905718027062418">
                <text:p>0.00905718027062418</text:p>
              </table:table-cell>
              <table:table-cell office:value-type="float" office:value="0.0071475338280227">
                <text:p>0.0071475338280227</text:p>
              </table:table-cell>
              <table:table-cell office:value-type="float" office:value="0.00305543430816237">
                <text:p>0.00305543430816237</text:p>
              </table:table-cell>
              <table:table-cell office:value-type="float" office:value="0.00270078568310781">
                <text:p>0.00270078568310781</text:p>
              </table:table-cell>
              <table:table-cell office:value-type="float" office:value="0.000627455259711916">
                <text:p>0.000627455259711916</text:p>
              </table:table-cell>
              <table:table-cell office:value-type="float" office:value="0.00466499345264077">
                <text:p>0.00466499345264077</text:p>
              </table:table-cell>
              <table:table-cell office:value-type="float" office:value="0.00657463989524225">
                <text:p>0.00657463989524225</text:p>
              </table:table-cell>
              <table:table-cell office:value-type="float" office:value="0.00223701440419031">
                <text:p>0.00223701440419031</text:p>
              </table:table-cell>
              <table:table-cell office:value-type="float" office:value="0.0351102138804016">
                <text:p>0.0351102138804016</text:p>
              </table:table-cell>
              <table:table-cell office:value-type="float" office:value="0.0123308598865124">
                <text:p>0.0123308598865124</text:p>
              </table:table-cell>
              <table:table-cell office:value-type="float" office:value="0.0116215626364033">
                <text:p>0.0116215626364033</text:p>
              </table:table-cell>
              <table:table-cell office:value-type="float" office:value="0.0016914011348756">
                <text:p>0.0016914011348756</text:p>
              </table:table-cell>
              <table:table-cell office:value-type="float" office:value="0.000682016586643387">
                <text:p>0.000682016586643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modified_skin_lesions.A9:modified_skin_lesions.I12" chart:data-source-has-labels="both" svg:x="0.32cm" svg:y="0.18cm" svg:width="13.176cm" svg:height="8.64cm">
          <chart:coordinate-region svg:x="1.735cm" svg:y="0.38cm" svg:width="11.761cm" svg:height="4.842cm"/>
          <chart:axis chart:dimension="x" chart:name="primary-x" chart:style-name="ch4" chartooo:axis-type="auto">
            <chartooo:date-scale/>
            <chart:categories table:cell-range-address="modified_skin_lesions.B9:modified_skin_lesions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ified_skin_lesions.B10:modified_skin_lesions.I10" chart:label-cell-address="modified_skin_lesions.A10:modified_skin_lesions.A10" chart:class="chart:bar">
            <chart:data-point chart:repeated="8"/>
          </chart:series>
          <chart:series chart:style-name="ch8" chart:values-cell-range-address="modified_skin_lesions.B11:modified_skin_lesions.I11" chart:label-cell-address="modified_skin_lesions.A11:modified_skin_lesions.A11" chart:class="chart:bar">
            <chart:data-point chart:repeated="8"/>
          </chart:series>
          <chart:series chart:style-name="ch9" chart:values-cell-range-address="modified_skin_lesions.B12:modified_skin_lesions.I12" chart:label-cell-address="modified_skin_lesions.A12:modified_skin_lesions.A1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modified_skin_lesions.B9:modified_skin_lesions.I9</svg:desc>
                </draw:g>
              </table:table-cell>
              <table:table-cell office:value-type="string">
                <text:p>Basal cell carcinoma</text:p>
              </table:table-cell>
              <table:table-cell office:value-type="string">
                <text:p>Benign keratosis-like lesions</text:p>
              </table:table-cell>
              <table:table-cell office:value-type="string">
                <text:p>Dermatofibroma</text:p>
              </table:table-cell>
              <table:table-cell office:value-type="string">
                <text:p>Melanocytic nevi</text:p>
              </table:table-cell>
              <table:table-cell office:value-type="string">
                <text:p>Melanoma</text:p>
              </table:table-cell>
              <table:table-cell office:value-type="string">
                <text:p>Squamous cell carcinoma</text:p>
              </table:table-cell>
              <table:table-cell office:value-type="string">
                <text:p>Vascular lesions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odified_skin_lesions.A10:modified_skin_lesions.A10</svg:desc>
                </draw:g>
              </table:table-cell>
              <table:table-cell office:value-type="float" office:value="0.0273577829536931">
                <text:p>0.0273577829536931</text:p>
                <draw:g>
                  <svg:desc>modified_skin_lesions.B10:modified_skin_lesions.I10</svg:desc>
                </draw:g>
              </table:table-cell>
              <table:table-cell office:value-type="float" office:value="0.104930717302909">
                <text:p>0.104930717302909</text:p>
              </table:table-cell>
              <table:table-cell office:value-type="float" office:value="0.0828628952666693">
                <text:p>0.0828628952666693</text:p>
              </table:table-cell>
              <table:table-cell office:value-type="float" office:value="0.00754016817338439">
                <text:p>0.00754016817338439</text:p>
              </table:table-cell>
              <table:table-cell office:value-type="float" office:value="0.406616398878844">
                <text:p>0.406616398878844</text:p>
              </table:table-cell>
              <table:table-cell office:value-type="float" office:value="0.142789467450949">
                <text:p>0.142789467450949</text:p>
              </table:table-cell>
              <table:table-cell office:value-type="float" office:value="0.0198176147803087">
                <text:p>0.0198176147803087</text:p>
              </table:table-cell>
              <table:table-cell office:value-type="float" office:value="0.00797441869645888">
                <text:p>0.00797441869645888</text:p>
              </table:table-cell>
            </table:table-row>
            <table:table-row>
              <table:table-cell office:value-type="string">
                <text:p>test</text:p>
                <draw:g>
                  <svg:desc>modified_skin_lesions.A11:modified_skin_lesions.A11</svg:desc>
                </draw:g>
              </table:table-cell>
              <table:table-cell office:value-type="float" office:value="0.00347400418459595">
                <text:p>0.00347400418459595</text:p>
                <draw:g>
                  <svg:desc>modified_skin_lesions.B11:modified_skin_lesions.I11</svg:desc>
                </draw:g>
              </table:table-cell>
              <table:table-cell office:value-type="float" office:value="0.0131459476530733">
                <text:p>0.0131459476530733</text:p>
              </table:table-cell>
              <table:table-cell office:value-type="float" office:value="0.0103825352335084">
                <text:p>0.0103825352335084</text:p>
              </table:table-cell>
              <table:table-cell office:value-type="float" office:value="0.000986933006987486">
                <text:p>0.000986933006987486</text:p>
              </table:table-cell>
              <table:table-cell office:value-type="float" office:value="0.0508467885199953">
                <text:p>0.0508467885199953</text:p>
              </table:table-cell>
              <table:table-cell office:value-type="float" office:value="0.0178832260866132">
                <text:p>0.0178832260866132</text:p>
              </table:table-cell>
              <table:table-cell office:value-type="float" office:value="0.00252654849788796">
                <text:p>0.00252654849788796</text:p>
              </table:table-cell>
              <table:table-cell office:value-type="float" office:value="0.00102641032726699">
                <text:p>0.00102641032726699</text:p>
              </table:table-cell>
            </table:table-row>
            <table:table-row>
              <table:table-cell office:value-type="string">
                <text:p>validation</text:p>
                <draw:g>
                  <svg:desc>modified_skin_lesions.A12:modified_skin_lesions.A12</svg:desc>
                </draw:g>
              </table:table-cell>
              <table:table-cell office:value-type="float" office:value="0.00339504954403695">
                <text:p>0.00339504954403695</text:p>
                <draw:g>
                  <svg:desc>modified_skin_lesions.B12:modified_skin_lesions.I12</svg:desc>
                </draw:g>
              </table:table-cell>
              <table:table-cell office:value-type="float" office:value="0.0131064703327938">
                <text:p>0.0131064703327938</text:p>
              </table:table-cell>
              <table:table-cell office:value-type="float" office:value="0.0103430579132289">
                <text:p>0.0103430579132289</text:p>
              </table:table-cell>
              <table:table-cell office:value-type="float" office:value="0.000907978366428487">
                <text:p>0.000907978366428487</text:p>
              </table:table-cell>
              <table:table-cell office:value-type="float" office:value="0.0508073111997158">
                <text:p>0.0508073111997158</text:p>
              </table:table-cell>
              <table:table-cell office:value-type="float" office:value="0.0178437487663337">
                <text:p>0.0178437487663337</text:p>
              </table:table-cell>
              <table:table-cell office:value-type="float" office:value="0.00244759385732896">
                <text:p>0.00244759385732896</text:p>
              </table:table-cell>
              <table:table-cell office:value-type="float" office:value="0.000986933006987486">
                <text:p>0.0009869330069874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hu" number:country="HU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534cm" xlink:href=".." xlink:type="simple" chart:class="chart:bar" chart:style-name="ch1">
        <chart:legend chart:legend-position="end" svg:x="10.906cm" svg:y="2.725cm" style:legend-expansion="high" chart:style-name="ch2"/>
        <chart:plot-area chart:style-name="ch3" table:cell-range-address="modified_skin_lesions.A2:modified_skin_lesions.A4 modified_skin_lesions.L1:modified_skin_lesions.S4" chart:data-source-has-labels="both" svg:x="0.794cm" svg:y="0.195cm" svg:width="9.786cm" svg:height="9.142cm">
          <chart:coordinate-region svg:x="1.918cm" svg:y="0.394cm" svg:width="8.662cm" svg:height="8.296cm"/>
          <chart:axis chart:dimension="x" chart:name="primary-x" chart:style-name="ch4" chartooo:axis-type="auto">
            <chartooo:date-scale/>
            <chart:categories table:cell-range-address="modified_skin_lesions.A2:modified_skin_lesion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ified_skin_lesions.L2:modified_skin_lesions.L4" chart:label-cell-address="modified_skin_lesions.L1:modified_skin_lesions.L1" chart:class="chart:bar">
            <chart:data-point chart:repeated="3"/>
          </chart:series>
          <chart:series chart:style-name="ch8" chart:values-cell-range-address="modified_skin_lesions.M2:modified_skin_lesions.M4" chart:label-cell-address="modified_skin_lesions.M1:modified_skin_lesions.M1" chart:class="chart:bar">
            <chart:data-point chart:repeated="3"/>
          </chart:series>
          <chart:series chart:style-name="ch9" chart:values-cell-range-address="modified_skin_lesions.N2:modified_skin_lesions.N4" chart:label-cell-address="modified_skin_lesions.N1:modified_skin_lesions.N1" chart:class="chart:bar">
            <chart:data-point chart:repeated="3"/>
          </chart:series>
          <chart:series chart:style-name="ch10" chart:values-cell-range-address="modified_skin_lesions.O2:modified_skin_lesions.O4" chart:label-cell-address="modified_skin_lesions.O1:modified_skin_lesions.O1" chart:class="chart:bar">
            <chart:data-point chart:repeated="3"/>
          </chart:series>
          <chart:series chart:style-name="ch11" chart:values-cell-range-address="modified_skin_lesions.P2:modified_skin_lesions.P4" chart:label-cell-address="modified_skin_lesions.P1:modified_skin_lesions.P1" chart:class="chart:bar">
            <chart:data-point chart:repeated="3"/>
          </chart:series>
          <chart:series chart:style-name="ch12" chart:values-cell-range-address="modified_skin_lesions.Q2:modified_skin_lesions.Q4" chart:label-cell-address="modified_skin_lesions.Q1:modified_skin_lesions.Q1" chart:class="chart:bar">
            <chart:data-point chart:repeated="3"/>
          </chart:series>
          <chart:series chart:style-name="ch13" chart:values-cell-range-address="modified_skin_lesions.R2:modified_skin_lesions.R4" chart:label-cell-address="modified_skin_lesions.R1:modified_skin_lesions.R1" chart:class="chart:bar">
            <chart:data-point chart:repeated="3"/>
          </chart:series>
          <chart:series chart:style-name="ch14" chart:values-cell-range-address="modified_skin_lesions.S2:modified_skin_lesions.S4" chart:label-cell-address="modified_skin_lesions.S1:modified_skin_lesions.S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modified_skin_lesions.L1:modified_skin_lesions.L1</svg:desc>
                </draw:g>
              </table:table-cell>
              <table:table-cell office:value-type="string">
                <text:p>Basal cell carcinoma</text:p>
                <draw:g>
                  <svg:desc>modified_skin_lesions.M1:modified_skin_lesions.M1</svg:desc>
                </draw:g>
              </table:table-cell>
              <table:table-cell office:value-type="string">
                <text:p>Benign keratosis-like lesions</text:p>
                <draw:g>
                  <svg:desc>modified_skin_lesions.N1:modified_skin_lesions.N1</svg:desc>
                </draw:g>
              </table:table-cell>
              <table:table-cell office:value-type="string">
                <text:p>Dermatofibroma</text:p>
                <draw:g>
                  <svg:desc>modified_skin_lesions.O1:modified_skin_lesions.O1</svg:desc>
                </draw:g>
              </table:table-cell>
              <table:table-cell office:value-type="string">
                <text:p>Melanocytic nevi</text:p>
                <draw:g>
                  <svg:desc>modified_skin_lesions.P1:modified_skin_lesions.P1</svg:desc>
                </draw:g>
              </table:table-cell>
              <table:table-cell office:value-type="string">
                <text:p>Melanoma</text:p>
                <draw:g>
                  <svg:desc>modified_skin_lesions.Q1:modified_skin_lesions.Q1</svg:desc>
                </draw:g>
              </table:table-cell>
              <table:table-cell office:value-type="string">
                <text:p>Squamous cell carcinoma</text:p>
                <draw:g>
                  <svg:desc>modified_skin_lesions.R1:modified_skin_lesions.R1</svg:desc>
                </draw:g>
              </table:table-cell>
              <table:table-cell office:value-type="string">
                <text:p>Vascular lesions</text:p>
                <draw:g>
                  <svg:desc>modified_skin_lesions.S1:modified_skin_lesion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odified_skin_lesions.A2:modified_skin_lesions.A4</svg:desc>
                </draw:g>
              </table:table-cell>
              <table:table-cell office:value-type="float" office:value="0.0342019543973941">
                <text:p>0.0342019543973941</text:p>
                <draw:g>
                  <svg:desc>modified_skin_lesions.L2:modified_skin_lesions.L4</svg:desc>
                </draw:g>
              </table:table-cell>
              <table:table-cell office:value-type="float" office:value="0.131181522061001">
                <text:p>0.131181522061001</text:p>
                <draw:g>
                  <svg:desc>modified_skin_lesions.M2:modified_skin_lesions.M4</svg:desc>
                </draw:g>
              </table:table-cell>
              <table:table-cell office:value-type="float" office:value="0.103592932583161">
                <text:p>0.103592932583161</text:p>
                <draw:g>
                  <svg:desc>modified_skin_lesions.N2:modified_skin_lesions.N4</svg:desc>
                </draw:g>
              </table:table-cell>
              <table:table-cell office:value-type="float" office:value="0.00942651268384167">
                <text:p>0.00942651268384167</text:p>
                <draw:g>
                  <svg:desc>modified_skin_lesions.O2:modified_skin_lesions.O4</svg:desc>
                </draw:g>
              </table:table-cell>
              <table:table-cell office:value-type="float" office:value="0.508340736353766">
                <text:p>0.508340736353766</text:p>
                <draw:g>
                  <svg:desc>modified_skin_lesions.P2:modified_skin_lesions.P4</svg:desc>
                </draw:g>
              </table:table-cell>
              <table:table-cell office:value-type="float" office:value="0.178511499358405">
                <text:p>0.178511499358405</text:p>
                <draw:g>
                  <svg:desc>modified_skin_lesions.Q2:modified_skin_lesions.Q4</svg:desc>
                </draw:g>
              </table:table-cell>
              <table:table-cell office:value-type="float" office:value="0.0247754417135525">
                <text:p>0.0247754417135525</text:p>
                <draw:g>
                  <svg:desc>modified_skin_lesions.R2:modified_skin_lesions.R4</svg:desc>
                </draw:g>
              </table:table-cell>
              <table:table-cell office:value-type="float" office:value="0.00996940084887968">
                <text:p>0.00996940084887968</text:p>
                <draw:g>
                  <svg:desc>modified_skin_lesions.S2:modified_skin_lesions.S4</svg:desc>
                </draw:g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.0346456692913386">
                <text:p>0.0346456692913386</text:p>
              </table:table-cell>
              <table:table-cell office:value-type="float" office:value="0.131102362204724">
                <text:p>0.131102362204724</text:p>
              </table:table-cell>
              <table:table-cell office:value-type="float" office:value="0.103543307086614">
                <text:p>0.103543307086614</text:p>
              </table:table-cell>
              <table:table-cell office:value-type="float" office:value="0.00984251968503937">
                <text:p>0.00984251968503937</text:p>
              </table:table-cell>
              <table:table-cell office:value-type="float" office:value="0.507086614173228">
                <text:p>0.507086614173228</text:p>
              </table:table-cell>
              <table:table-cell office:value-type="float" office:value="0.178346456692913">
                <text:p>0.178346456692913</text:p>
              </table:table-cell>
              <table:table-cell office:value-type="float" office:value="0.0251968503937008">
                <text:p>0.0251968503937008</text:p>
              </table:table-cell>
              <table:table-cell office:value-type="float" office:value="0.0102362204724409">
                <text:p>0.0102362204724409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0.0340055357848952">
                <text:p>0.0340055357848952</text:p>
              </table:table-cell>
              <table:table-cell office:value-type="float" office:value="0.131277184657968">
                <text:p>0.131277184657968</text:p>
              </table:table-cell>
              <table:table-cell office:value-type="float" office:value="0.10359826018189">
                <text:p>0.10359826018189</text:p>
              </table:table-cell>
              <table:table-cell office:value-type="float" office:value="0.00909450375642546">
                <text:p>0.00909450375642546</text:p>
              </table:table-cell>
              <table:table-cell office:value-type="float" office:value="0.508896797153025">
                <text:p>0.508896797153025</text:p>
              </table:table-cell>
              <table:table-cell office:value-type="float" office:value="0.1787267694741">
                <text:p>0.1787267694741</text:p>
              </table:table-cell>
              <table:table-cell office:value-type="float" office:value="0.0245156188216686">
                <text:p>0.0245156188216686</text:p>
              </table:table-cell>
              <table:table-cell office:value-type="float" office:value="0.00988533017002768">
                <text:p>0.009885330170027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06cm" svg:y="2.458cm" style:legend-expansion="high" chart:style-name="ch2"/>
        <chart:plot-area chart:style-name="ch3" table:cell-range-address="modified_skin_lesions.B1:modified_skin_lesions.I1 modified_skin_lesions.B6:modified_skin_lesions.I6" chart:data-source-has-labels="row" svg:x="0.32cm" svg:y="0.18cm" svg:width="10.266cm" svg:height="8.64cm">
          <chart:coordinate-region svg:x="1.735cm" svg:y="0.38cm" svg:width="8.851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ified_skin_lesions.B6:modified_skin_lesions.B6" chart:label-cell-address="modified_skin_lesions.B1:modified_skin_lesions.B1" chart:class="chart:bar">
            <chart:data-point/>
          </chart:series>
          <chart:series chart:style-name="ch8" chart:values-cell-range-address="modified_skin_lesions.C6:modified_skin_lesions.C6" chart:label-cell-address="modified_skin_lesions.C1:modified_skin_lesions.C1" chart:class="chart:bar">
            <chart:data-point/>
          </chart:series>
          <chart:series chart:style-name="ch9" chart:values-cell-range-address="modified_skin_lesions.D6:modified_skin_lesions.D6" chart:label-cell-address="modified_skin_lesions.D1:modified_skin_lesions.D1" chart:class="chart:bar">
            <chart:data-point/>
          </chart:series>
          <chart:series chart:style-name="ch10" chart:values-cell-range-address="modified_skin_lesions.E6:modified_skin_lesions.E6" chart:label-cell-address="modified_skin_lesions.E1:modified_skin_lesions.E1" chart:class="chart:bar">
            <chart:data-point/>
          </chart:series>
          <chart:series chart:style-name="ch11" chart:values-cell-range-address="modified_skin_lesions.F6:modified_skin_lesions.F6" chart:label-cell-address="modified_skin_lesions.F1:modified_skin_lesions.F1" chart:class="chart:bar">
            <chart:data-point/>
          </chart:series>
          <chart:series chart:style-name="ch12" chart:values-cell-range-address="modified_skin_lesions.G6:modified_skin_lesions.G6" chart:label-cell-address="modified_skin_lesions.G1:modified_skin_lesions.G1" chart:class="chart:bar">
            <chart:data-point/>
          </chart:series>
          <chart:series chart:style-name="ch13" chart:values-cell-range-address="modified_skin_lesions.H6:modified_skin_lesions.H6" chart:label-cell-address="modified_skin_lesions.H1:modified_skin_lesions.H1" chart:class="chart:bar">
            <chart:data-point/>
          </chart:series>
          <chart:series chart:style-name="ch14" chart:values-cell-range-address="modified_skin_lesions.I6:modified_skin_lesions.I6" chart:label-cell-address="modified_skin_lesions.I1:modified_skin_lesions.I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modified_skin_lesions.B1:modified_skin_lesions.B1</svg:desc>
                </draw:g>
              </table:table-cell>
              <table:table-cell office:value-type="string">
                <text:p>Basal cell carcinoma</text:p>
                <draw:g>
                  <svg:desc>modified_skin_lesions.C1:modified_skin_lesions.C1</svg:desc>
                </draw:g>
              </table:table-cell>
              <table:table-cell office:value-type="string">
                <text:p>Benign keratosis-like lesions</text:p>
                <draw:g>
                  <svg:desc>modified_skin_lesions.D1:modified_skin_lesions.D1</svg:desc>
                </draw:g>
              </table:table-cell>
              <table:table-cell office:value-type="string">
                <text:p>Dermatofibroma</text:p>
                <draw:g>
                  <svg:desc>modified_skin_lesions.E1:modified_skin_lesions.E1</svg:desc>
                </draw:g>
              </table:table-cell>
              <table:table-cell office:value-type="string">
                <text:p>Melanocytic nevi</text:p>
                <draw:g>
                  <svg:desc>modified_skin_lesions.F1:modified_skin_lesions.F1</svg:desc>
                </draw:g>
              </table:table-cell>
              <table:table-cell office:value-type="string">
                <text:p>Melanoma</text:p>
                <draw:g>
                  <svg:desc>modified_skin_lesions.G1:modified_skin_lesions.G1</svg:desc>
                </draw:g>
              </table:table-cell>
              <table:table-cell office:value-type="string">
                <text:p>Squamous cell carcinoma</text:p>
                <draw:g>
                  <svg:desc>modified_skin_lesions.H1:modified_skin_lesions.H1</svg:desc>
                </draw:g>
              </table:table-cell>
              <table:table-cell office:value-type="string">
                <text:p>Vascular lesions</text:p>
                <draw:g>
                  <svg:desc>modified_skin_lesions.I1:modified_skin_lesions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34226836682326">
                <text:p>0.034226836682326</text:p>
                <draw:g>
                  <svg:desc>modified_skin_lesions.B6:modified_skin_lesions.B6</svg:desc>
                </draw:g>
              </table:table-cell>
              <table:table-cell office:value-type="float" office:value="0.131183135288777">
                <text:p>0.131183135288777</text:p>
                <draw:g>
                  <svg:desc>modified_skin_lesions.C6:modified_skin_lesions.C6</svg:desc>
                </draw:g>
              </table:table-cell>
              <table:table-cell office:value-type="float" office:value="0.103588488413407">
                <text:p>0.103588488413407</text:p>
                <draw:g>
                  <svg:desc>modified_skin_lesions.D6:modified_skin_lesions.D6</svg:desc>
                </draw:g>
              </table:table-cell>
              <table:table-cell office:value-type="float" office:value="0.00943507954680036">
                <text:p>0.00943507954680036</text:p>
                <draw:g>
                  <svg:desc>modified_skin_lesions.E6:modified_skin_lesions.E6</svg:desc>
                </draw:g>
              </table:table-cell>
              <table:table-cell office:value-type="float" office:value="0.508270498598555">
                <text:p>0.508270498598555</text:p>
                <draw:g>
                  <svg:desc>modified_skin_lesions.F6:modified_skin_lesions.F6</svg:desc>
                </draw:g>
              </table:table-cell>
              <table:table-cell office:value-type="float" office:value="0.178516442303896">
                <text:p>0.178516442303896</text:p>
                <draw:g>
                  <svg:desc>modified_skin_lesions.G6:modified_skin_lesions.G6</svg:desc>
                </draw:g>
              </table:table-cell>
              <table:table-cell office:value-type="float" office:value="0.0247917571355256">
                <text:p>0.0247917571355256</text:p>
                <draw:g>
                  <svg:desc>modified_skin_lesions.H6:modified_skin_lesions.H6</svg:desc>
                </draw:g>
              </table:table-cell>
              <table:table-cell office:value-type="float" office:value="0.00998776203071335">
                <text:p>0.00998776203071335</text:p>
                <draw:g>
                  <svg:desc>modified_skin_lesions.I6:modified_skin_lesions.I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06cm" svg:y="0.964cm" style:legend-expansion="high" chart:style-name="ch2"/>
        <chart:plot-area chart:style-name="ch3" table:cell-range-address="skin_lesions_classification.B1:skin_lesions_classification.O1 skin_lesions_classification.B6:skin_lesions_classification.O6" chart:data-source-has-labels="row" svg:x="0.32cm" svg:y="0.18cm" svg:width="10.266cm" svg:height="8.64cm">
          <chart:coordinate-region svg:x="1.735cm" svg:y="0.379cm" svg:width="8.85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kin_lesions_classification.B6:skin_lesions_classification.B6" chart:label-cell-address="skin_lesions_classification.B1:skin_lesions_classification.B1" chart:class="chart:bar">
            <chart:data-point/>
          </chart:series>
          <chart:series chart:style-name="ch8" chart:values-cell-range-address="skin_lesions_classification.C6:skin_lesions_classification.C6" chart:label-cell-address="skin_lesions_classification.C1:skin_lesions_classification.C1" chart:class="chart:bar">
            <chart:data-point/>
          </chart:series>
          <chart:series chart:style-name="ch9" chart:values-cell-range-address="skin_lesions_classification.D6:skin_lesions_classification.D6" chart:label-cell-address="skin_lesions_classification.D1:skin_lesions_classification.D1" chart:class="chart:bar">
            <chart:data-point/>
          </chart:series>
          <chart:series chart:style-name="ch10" chart:values-cell-range-address="skin_lesions_classification.E6:skin_lesions_classification.E6" chart:label-cell-address="skin_lesions_classification.E1:skin_lesions_classification.E1" chart:class="chart:bar">
            <chart:data-point/>
          </chart:series>
          <chart:series chart:style-name="ch11" chart:values-cell-range-address="skin_lesions_classification.F6:skin_lesions_classification.F6" chart:label-cell-address="skin_lesions_classification.F1:skin_lesions_classification.F1" chart:class="chart:bar">
            <chart:data-point/>
          </chart:series>
          <chart:series chart:style-name="ch12" chart:values-cell-range-address="skin_lesions_classification.G6:skin_lesions_classification.G6" chart:label-cell-address="skin_lesions_classification.G1:skin_lesions_classification.G1" chart:class="chart:bar">
            <chart:data-point/>
          </chart:series>
          <chart:series chart:style-name="ch13" chart:values-cell-range-address="skin_lesions_classification.H6:skin_lesions_classification.H6" chart:label-cell-address="skin_lesions_classification.H1:skin_lesions_classification.H1" chart:class="chart:bar">
            <chart:data-point/>
          </chart:series>
          <chart:series chart:style-name="ch14" chart:values-cell-range-address="skin_lesions_classification.I6:skin_lesions_classification.I6" chart:label-cell-address="skin_lesions_classification.I1:skin_lesions_classification.I1" chart:class="chart:bar">
            <chart:data-point/>
          </chart:series>
          <chart:series chart:style-name="ch15" chart:values-cell-range-address="skin_lesions_classification.J6:skin_lesions_classification.J6" chart:label-cell-address="skin_lesions_classification.J1:skin_lesions_classification.J1" chart:class="chart:bar">
            <chart:data-point/>
          </chart:series>
          <chart:series chart:style-name="ch16" chart:values-cell-range-address="skin_lesions_classification.K6:skin_lesions_classification.K6" chart:label-cell-address="skin_lesions_classification.K1:skin_lesions_classification.K1" chart:class="chart:bar">
            <chart:data-point/>
          </chart:series>
          <chart:series chart:style-name="ch17" chart:values-cell-range-address="skin_lesions_classification.L6:skin_lesions_classification.L6" chart:label-cell-address="skin_lesions_classification.L1:skin_lesions_classification.L1" chart:class="chart:bar">
            <chart:data-point/>
          </chart:series>
          <chart:series chart:style-name="ch18" chart:values-cell-range-address="skin_lesions_classification.M6:skin_lesions_classification.M6" chart:label-cell-address="skin_lesions_classification.M1:skin_lesions_classification.M1" chart:class="chart:bar">
            <chart:data-point/>
          </chart:series>
          <chart:series chart:style-name="ch7" chart:values-cell-range-address="skin_lesions_classification.N6:skin_lesions_classification.N6" chart:label-cell-address="skin_lesions_classification.N1:skin_lesions_classification.N1" chart:class="chart:bar">
            <chart:data-point/>
          </chart:series>
          <chart:series chart:style-name="ch8" chart:values-cell-range-address="skin_lesions_classification.O6:skin_lesions_classification.O6" chart:label-cell-address="skin_lesions_classification.O1:skin_lesions_classification.O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skin_lesions_classification.B1:skin_lesions_classification.B1</svg:desc>
                </draw:g>
              </table:table-cell>
              <table:table-cell office:value-type="string">
                <text:p>Basal cell carcinoma</text:p>
                <draw:g>
                  <svg:desc>skin_lesions_classification.C1:skin_lesions_classification.C1</svg:desc>
                </draw:g>
              </table:table-cell>
              <table:table-cell office:value-type="string">
                <text:p>Benign keratosis-like lesions</text:p>
                <draw:g>
                  <svg:desc>skin_lesions_classification.D1:skin_lesions_classification.D1</svg:desc>
                </draw:g>
              </table:table-cell>
              <table:table-cell office:value-type="string">
                <text:p>Chickenpox</text:p>
                <draw:g>
                  <svg:desc>skin_lesions_classification.E1:skin_lesions_classification.E1</svg:desc>
                </draw:g>
              </table:table-cell>
              <table:table-cell office:value-type="string">
                <text:p>Cowpox</text:p>
                <draw:g>
                  <svg:desc>skin_lesions_classification.F1:skin_lesions_classification.F1</svg:desc>
                </draw:g>
              </table:table-cell>
              <table:table-cell office:value-type="string">
                <text:p>Dermatofibroma</text:p>
                <draw:g>
                  <svg:desc>skin_lesions_classification.G1:skin_lesions_classification.G1</svg:desc>
                </draw:g>
              </table:table-cell>
              <table:table-cell office:value-type="string">
                <text:p>Healthy</text:p>
                <draw:g>
                  <svg:desc>skin_lesions_classification.H1:skin_lesions_classification.H1</svg:desc>
                </draw:g>
              </table:table-cell>
              <table:table-cell office:value-type="string">
                <text:p>HFMD</text:p>
                <draw:g>
                  <svg:desc>skin_lesions_classification.I1:skin_lesions_classification.I1</svg:desc>
                </draw:g>
              </table:table-cell>
              <table:table-cell office:value-type="string">
                <text:p>Measles</text:p>
                <draw:g>
                  <svg:desc>skin_lesions_classification.J1:skin_lesions_classification.J1</svg:desc>
                </draw:g>
              </table:table-cell>
              <table:table-cell office:value-type="string">
                <text:p>Melanocytic nevi</text:p>
                <draw:g>
                  <svg:desc>skin_lesions_classification.K1:skin_lesions_classification.K1</svg:desc>
                </draw:g>
              </table:table-cell>
              <table:table-cell office:value-type="string">
                <text:p>Melanoma</text:p>
                <draw:g>
                  <svg:desc>skin_lesions_classification.L1:skin_lesions_classification.L1</svg:desc>
                </draw:g>
              </table:table-cell>
              <table:table-cell office:value-type="string">
                <text:p>Monkeypox</text:p>
                <draw:g>
                  <svg:desc>skin_lesions_classification.M1:skin_lesions_classification.M1</svg:desc>
                </draw:g>
              </table:table-cell>
              <table:table-cell office:value-type="string">
                <text:p>Squamous cell carcinoma</text:p>
                <draw:g>
                  <svg:desc>skin_lesions_classification.N1:skin_lesions_classification.N1</svg:desc>
                </draw:g>
              </table:table-cell>
              <table:table-cell office:value-type="string">
                <text:p>Vascular lesions</text:p>
                <draw:g>
                  <svg:desc>skin_lesions_classification.O1:skin_lesions_classification.O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36523352247927">
                <text:p>0.0236523352247927</text:p>
                <draw:g>
                  <svg:desc>skin_lesions_classification.B6:skin_lesions_classification.B6</svg:desc>
                </draw:g>
              </table:table-cell>
              <table:table-cell office:value-type="float" office:value="0.090653644696639">
                <text:p>0.090653644696639</text:p>
                <draw:g>
                  <svg:desc>skin_lesions_classification.C6:skin_lesions_classification.C6</svg:desc>
                </draw:g>
              </table:table-cell>
              <table:table-cell office:value-type="float" office:value="0.0715844609340899">
                <text:p>0.0715844609340899</text:p>
                <draw:g>
                  <svg:desc>skin_lesions_classification.D6:skin_lesions_classification.D6</svg:desc>
                </draw:g>
              </table:table-cell>
              <table:table-cell office:value-type="float" office:value="0.0306907463989524">
                <text:p>0.0306907463989524</text:p>
                <draw:g>
                  <svg:desc>skin_lesions_classification.E6:skin_lesions_classification.E6</svg:desc>
                </draw:g>
              </table:table-cell>
              <table:table-cell office:value-type="float" office:value="0.0270078568310781">
                <text:p>0.0270078568310781</text:p>
                <draw:g>
                  <svg:desc>skin_lesions_classification.F6:skin_lesions_classification.F6</svg:desc>
                </draw:g>
              </table:table-cell>
              <table:table-cell office:value-type="float" office:value="0.00652007856831078">
                <text:p>0.00652007856831078</text:p>
                <draw:g>
                  <svg:desc>skin_lesions_classification.G6:skin_lesions_classification.G6</svg:desc>
                </draw:g>
              </table:table-cell>
              <table:table-cell office:value-type="float" office:value="0.0466499345264077">
                <text:p>0.0466499345264077</text:p>
                <draw:g>
                  <svg:desc>skin_lesions_classification.H6:skin_lesions_classification.H6</svg:desc>
                </draw:g>
              </table:table-cell>
              <table:table-cell office:value-type="float" office:value="0.0658828022697512">
                <text:p>0.0658828022697512</text:p>
                <draw:g>
                  <svg:desc>skin_lesions_classification.I6:skin_lesions_classification.I6</svg:desc>
                </draw:g>
              </table:table-cell>
              <table:table-cell office:value-type="float" office:value="0.0225065473592318">
                <text:p>0.0225065473592318</text:p>
                <draw:g>
                  <svg:desc>skin_lesions_classification.J6:skin_lesions_classification.J6</svg:desc>
                </draw:g>
              </table:table-cell>
              <table:table-cell office:value-type="float" office:value="0.351238542121344">
                <text:p>0.351238542121344</text:p>
                <draw:g>
                  <svg:desc>skin_lesions_classification.K6:skin_lesions_classification.K6</svg:desc>
                </draw:g>
              </table:table-cell>
              <table:table-cell office:value-type="float" office:value="0.123363160192056">
                <text:p>0.123363160192056</text:p>
                <draw:g>
                  <svg:desc>skin_lesions_classification.L6:skin_lesions_classification.L6</svg:desc>
                </draw:g>
              </table:table-cell>
              <table:table-cell office:value-type="float" office:value="0.116215626364033">
                <text:p>0.116215626364033</text:p>
                <draw:g>
                  <svg:desc>skin_lesions_classification.M6:skin_lesions_classification.M6</svg:desc>
                </draw:g>
              </table:table-cell>
              <table:table-cell office:value-type="float" office:value="0.0171322566564819">
                <text:p>0.0171322566564819</text:p>
                <draw:g>
                  <svg:desc>skin_lesions_classification.N6:skin_lesions_classification.N6</svg:desc>
                </draw:g>
              </table:table-cell>
              <table:table-cell office:value-type="float" office:value="0.00690200785683108">
                <text:p>0.00690200785683108</text:p>
                <draw:g>
                  <svg:desc>skin_lesions_classification.O6:skin_lesions_classification.O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hu" number:country="HU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06cm" svg:y="0.964cm" style:legend-expansion="high" chart:style-name="ch2"/>
        <chart:plot-area chart:style-name="ch3" table:cell-range-address="skin_lesions_classification.A2:skin_lesions_classification.A4 skin_lesions_classification.R1:skin_lesions_classification.AE4" chart:data-source-has-labels="both" svg:x="0.32cm" svg:y="0.18cm" svg:width="10.266cm" svg:height="8.64cm">
          <chart:coordinate-region svg:x="1.444cm" svg:y="0.379cm" svg:width="9.142cm" svg:height="7.794cm"/>
          <chart:axis chart:dimension="x" chart:name="primary-x" chart:style-name="ch4" chartooo:axis-type="auto">
            <chartooo:date-scale/>
            <chart:categories table:cell-range-address="skin_lesions_classification.A2:skin_lesions_classification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kin_lesions_classification.R2:skin_lesions_classification.R4" chart:label-cell-address="skin_lesions_classification.R1:skin_lesions_classification.R1" chart:class="chart:bar">
            <chart:data-point chart:repeated="3"/>
          </chart:series>
          <chart:series chart:style-name="ch8" chart:values-cell-range-address="skin_lesions_classification.S2:skin_lesions_classification.S4" chart:label-cell-address="skin_lesions_classification.S1:skin_lesions_classification.S1" chart:class="chart:bar">
            <chart:data-point chart:repeated="3"/>
          </chart:series>
          <chart:series chart:style-name="ch9" chart:values-cell-range-address="skin_lesions_classification.T2:skin_lesions_classification.T4" chart:label-cell-address="skin_lesions_classification.T1:skin_lesions_classification.T1" chart:class="chart:bar">
            <chart:data-point chart:repeated="3"/>
          </chart:series>
          <chart:series chart:style-name="ch10" chart:values-cell-range-address="skin_lesions_classification.U2:skin_lesions_classification.U4" chart:label-cell-address="skin_lesions_classification.U1:skin_lesions_classification.U1" chart:class="chart:bar">
            <chart:data-point chart:repeated="3"/>
          </chart:series>
          <chart:series chart:style-name="ch11" chart:values-cell-range-address="skin_lesions_classification.V2:skin_lesions_classification.V4" chart:label-cell-address="skin_lesions_classification.V1:skin_lesions_classification.V1" chart:class="chart:bar">
            <chart:data-point chart:repeated="3"/>
          </chart:series>
          <chart:series chart:style-name="ch12" chart:values-cell-range-address="skin_lesions_classification.W2:skin_lesions_classification.W4" chart:label-cell-address="skin_lesions_classification.W1:skin_lesions_classification.W1" chart:class="chart:bar">
            <chart:data-point chart:repeated="3"/>
          </chart:series>
          <chart:series chart:style-name="ch13" chart:values-cell-range-address="skin_lesions_classification.X2:skin_lesions_classification.X4" chart:label-cell-address="skin_lesions_classification.X1:skin_lesions_classification.X1" chart:class="chart:bar">
            <chart:data-point chart:repeated="3"/>
          </chart:series>
          <chart:series chart:style-name="ch14" chart:values-cell-range-address="skin_lesions_classification.Y2:skin_lesions_classification.Y4" chart:label-cell-address="skin_lesions_classification.Y1:skin_lesions_classification.Y1" chart:class="chart:bar">
            <chart:data-point chart:repeated="3"/>
          </chart:series>
          <chart:series chart:style-name="ch15" chart:values-cell-range-address="skin_lesions_classification.Z2:skin_lesions_classification.Z4" chart:label-cell-address="skin_lesions_classification.Z1:skin_lesions_classification.Z1" chart:class="chart:bar">
            <chart:data-point chart:repeated="3"/>
          </chart:series>
          <chart:series chart:style-name="ch16" chart:values-cell-range-address="skin_lesions_classification.AA2:skin_lesions_classification.AA4" chart:label-cell-address="skin_lesions_classification.AA1:skin_lesions_classification.AA1" chart:class="chart:bar">
            <chart:data-point chart:repeated="3"/>
          </chart:series>
          <chart:series chart:style-name="ch17" chart:values-cell-range-address="skin_lesions_classification.AB2:skin_lesions_classification.AB4" chart:label-cell-address="skin_lesions_classification.AB1:skin_lesions_classification.AB1" chart:class="chart:bar">
            <chart:data-point chart:repeated="3"/>
          </chart:series>
          <chart:series chart:style-name="ch18" chart:values-cell-range-address="skin_lesions_classification.AC2:skin_lesions_classification.AC4" chart:label-cell-address="skin_lesions_classification.AC1:skin_lesions_classification.AC1" chart:class="chart:bar">
            <chart:data-point chart:repeated="3"/>
          </chart:series>
          <chart:series chart:style-name="ch7" chart:values-cell-range-address="skin_lesions_classification.AD2:skin_lesions_classification.AD4" chart:label-cell-address="skin_lesions_classification.AD1:skin_lesions_classification.AD1" chart:class="chart:bar">
            <chart:data-point chart:repeated="3"/>
          </chart:series>
          <chart:series chart:style-name="ch8" chart:values-cell-range-address="skin_lesions_classification.AE2:skin_lesions_classification.AE4" chart:label-cell-address="skin_lesions_classification.AE1:skin_lesions_classification.AE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nic keratoses</text:p>
                <draw:g>
                  <svg:desc>skin_lesions_classification.R1:skin_lesions_classification.R1</svg:desc>
                </draw:g>
              </table:table-cell>
              <table:table-cell office:value-type="string">
                <text:p>Basal cell carcinoma</text:p>
                <draw:g>
                  <svg:desc>skin_lesions_classification.S1:skin_lesions_classification.S1</svg:desc>
                </draw:g>
              </table:table-cell>
              <table:table-cell office:value-type="string">
                <text:p>Benign keratosis-like lesions</text:p>
                <draw:g>
                  <svg:desc>skin_lesions_classification.T1:skin_lesions_classification.T1</svg:desc>
                </draw:g>
              </table:table-cell>
              <table:table-cell office:value-type="string">
                <text:p>Chickenpox</text:p>
                <draw:g>
                  <svg:desc>skin_lesions_classification.U1:skin_lesions_classification.U1</svg:desc>
                </draw:g>
              </table:table-cell>
              <table:table-cell office:value-type="string">
                <text:p>Cowpox</text:p>
                <draw:g>
                  <svg:desc>skin_lesions_classification.V1:skin_lesions_classification.V1</svg:desc>
                </draw:g>
              </table:table-cell>
              <table:table-cell office:value-type="string">
                <text:p>Dermatofibroma</text:p>
                <draw:g>
                  <svg:desc>skin_lesions_classification.W1:skin_lesions_classification.W1</svg:desc>
                </draw:g>
              </table:table-cell>
              <table:table-cell office:value-type="string">
                <text:p>Healthy</text:p>
                <draw:g>
                  <svg:desc>skin_lesions_classification.X1:skin_lesions_classification.X1</svg:desc>
                </draw:g>
              </table:table-cell>
              <table:table-cell office:value-type="string">
                <text:p>HFMD</text:p>
                <draw:g>
                  <svg:desc>skin_lesions_classification.Y1:skin_lesions_classification.Y1</svg:desc>
                </draw:g>
              </table:table-cell>
              <table:table-cell office:value-type="string">
                <text:p>Measles</text:p>
                <draw:g>
                  <svg:desc>skin_lesions_classification.Z1:skin_lesions_classification.Z1</svg:desc>
                </draw:g>
              </table:table-cell>
              <table:table-cell office:value-type="string">
                <text:p>Melanocytic nevi</text:p>
                <draw:g>
                  <svg:desc>skin_lesions_classification.AA1:skin_lesions_classification.AA1</svg:desc>
                </draw:g>
              </table:table-cell>
              <table:table-cell office:value-type="string">
                <text:p>Melanoma</text:p>
                <draw:g>
                  <svg:desc>skin_lesions_classification.AB1:skin_lesions_classification.AB1</svg:desc>
                </draw:g>
              </table:table-cell>
              <table:table-cell office:value-type="string">
                <text:p>Monkeypox</text:p>
                <draw:g>
                  <svg:desc>skin_lesions_classification.AC1:skin_lesions_classification.AC1</svg:desc>
                </draw:g>
              </table:table-cell>
              <table:table-cell office:value-type="string">
                <text:p>Squamous cell carcinoma</text:p>
                <draw:g>
                  <svg:desc>skin_lesions_classification.AD1:skin_lesions_classification.AD1</svg:desc>
                </draw:g>
              </table:table-cell>
              <table:table-cell office:value-type="string">
                <text:p>Vascular lesions</text:p>
                <draw:g>
                  <svg:desc>skin_lesions_classification.AE1:skin_lesions_classification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skin_lesions_classification.A2:skin_lesions_classification.A4</svg:desc>
                </draw:g>
              </table:table-cell>
              <table:table-cell office:value-type="float" office:value="0.023634131368938">
                <text:p>0.023634131368938</text:p>
                <draw:g>
                  <svg:desc>skin_lesions_classification.R2:skin_lesions_classification.R4</svg:desc>
                </draw:g>
              </table:table-cell>
              <table:table-cell office:value-type="float" office:value="0.0906486597094332">
                <text:p>0.0906486597094332</text:p>
                <draw:g>
                  <svg:desc>skin_lesions_classification.S2:skin_lesions_classification.S4</svg:desc>
                </draw:g>
              </table:table-cell>
              <table:table-cell office:value-type="float" office:value="0.0715844758202033">
                <text:p>0.0715844758202033</text:p>
                <draw:g>
                  <svg:desc>skin_lesions_classification.T2:skin_lesions_classification.T4</svg:desc>
                </draw:g>
              </table:table-cell>
              <table:table-cell office:value-type="float" office:value="0.0306936771025169">
                <text:p>0.0306936771025169</text:p>
                <draw:g>
                  <svg:desc>skin_lesions_classification.U2:skin_lesions_classification.U4</svg:desc>
                </draw:g>
              </table:table-cell>
              <table:table-cell office:value-type="float" office:value="0.0270104358502149">
                <text:p>0.0270104358502149</text:p>
                <draw:g>
                  <svg:desc>skin_lesions_classification.V2:skin_lesions_classification.V4</svg:desc>
                </draw:g>
              </table:table-cell>
              <table:table-cell office:value-type="float" office:value="0.00651388036286747">
                <text:p>0.00651388036286747</text:p>
                <draw:g>
                  <svg:desc>skin_lesions_classification.W2:skin_lesions_classification.W4</svg:desc>
                </draw:g>
              </table:table-cell>
              <table:table-cell office:value-type="float" office:value="0.0466543891958257">
                <text:p>0.0466543891958257</text:p>
                <draw:g>
                  <svg:desc>skin_lesions_classification.X2:skin_lesions_classification.X4</svg:desc>
                </draw:g>
              </table:table-cell>
              <table:table-cell office:value-type="float" office:value="0.0658890935134029">
                <text:p>0.0658890935134029</text:p>
                <draw:g>
                  <svg:desc>skin_lesions_classification.Y2:skin_lesions_classification.Y4</svg:desc>
                </draw:g>
              </table:table-cell>
              <table:table-cell office:value-type="float" office:value="0.0225086965418457">
                <text:p>0.0225086965418457</text:p>
                <draw:g>
                  <svg:desc>skin_lesions_classification.Z2:skin_lesions_classification.Z4</svg:desc>
                </draw:g>
              </table:table-cell>
              <table:table-cell office:value-type="float" office:value="0.351272082395471">
                <text:p>0.351272082395471</text:p>
                <draw:g>
                  <svg:desc>skin_lesions_classification.AA2:skin_lesions_classification.AA4</svg:desc>
                </draw:g>
              </table:table-cell>
              <table:table-cell office:value-type="float" office:value="0.123354477866448">
                <text:p>0.123354477866448</text:p>
                <draw:g>
                  <svg:desc>skin_lesions_classification.AB2:skin_lesions_classification.AB4</svg:desc>
                </draw:g>
              </table:table-cell>
              <table:table-cell office:value-type="float" office:value="0.116226723961531">
                <text:p>0.116226723961531</text:p>
                <draw:g>
                  <svg:desc>skin_lesions_classification.AC2:skin_lesions_classification.AC4</svg:desc>
                </draw:g>
              </table:table-cell>
              <table:table-cell office:value-type="float" office:value="0.0171202510060705">
                <text:p>0.0171202510060705</text:p>
                <draw:g>
                  <svg:desc>skin_lesions_classification.AD2:skin_lesions_classification.AD4</svg:desc>
                </draw:g>
              </table:table-cell>
              <table:table-cell office:value-type="float" office:value="0.00688902530523157">
                <text:p>0.00688902530523157</text:p>
                <draw:g>
                  <svg:desc>skin_lesions_classification.AE2:skin_lesions_classification.AE4</svg:desc>
                </draw:g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.0239520958083832">
                <text:p>0.0239520958083832</text:p>
              </table:table-cell>
              <table:table-cell office:value-type="float" office:value="0.0906369080021775">
                <text:p>0.0906369080021775</text:p>
              </table:table-cell>
              <table:table-cell office:value-type="float" office:value="0.0715841045182363">
                <text:p>0.0715841045182363</text:p>
              </table:table-cell>
              <table:table-cell office:value-type="float" office:value="0.0307566684812194">
                <text:p>0.0307566684812194</text:p>
              </table:table-cell>
              <table:table-cell office:value-type="float" office:value="0.0269461077844311">
                <text:p>0.0269461077844311</text:p>
              </table:table-cell>
              <table:table-cell office:value-type="float" office:value="0.00680457267283615">
                <text:p>0.00680457267283615</text:p>
              </table:table-cell>
              <table:table-cell office:value-type="float" office:value="0.0465432770821992">
                <text:p>0.0465432770821992</text:p>
              </table:table-cell>
              <table:table-cell office:value-type="float" office:value="0.0658682634730539">
                <text:p>0.0658682634730539</text:p>
              </table:table-cell>
              <table:table-cell office:value-type="float" office:value="0.022591181273816">
                <text:p>0.022591181273816</text:p>
              </table:table-cell>
              <table:table-cell office:value-type="float" office:value="0.350571584104518">
                <text:p>0.350571584104518</text:p>
              </table:table-cell>
              <table:table-cell office:value-type="float" office:value="0.123298856831791">
                <text:p>0.123298856831791</text:p>
              </table:table-cell>
              <table:table-cell office:value-type="float" office:value="0.115949918345128">
                <text:p>0.115949918345128</text:p>
              </table:table-cell>
              <table:table-cell office:value-type="float" office:value="0.0174197060424605">
                <text:p>0.0174197060424605</text:p>
              </table:table-cell>
              <table:table-cell office:value-type="float" office:value="0.00707675557974959">
                <text:p>0.00707675557974959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0.0234972677595628">
                <text:p>0.0234972677595628</text:p>
              </table:table-cell>
              <table:table-cell office:value-type="float" office:value="0.0907103825136612">
                <text:p>0.0907103825136612</text:p>
              </table:table-cell>
              <table:table-cell office:value-type="float" office:value="0.0715846994535519">
                <text:p>0.0715846994535519</text:p>
              </table:table-cell>
              <table:table-cell office:value-type="float" office:value="0.0306010928961749">
                <text:p>0.0306010928961749</text:p>
              </table:table-cell>
              <table:table-cell office:value-type="float" office:value="0.0270491803278689">
                <text:p>0.0270491803278689</text:p>
              </table:table-cell>
              <table:table-cell office:value-type="float" office:value="0.00628415300546448">
                <text:p>0.00628415300546448</text:p>
              </table:table-cell>
              <table:table-cell office:value-type="float" office:value="0.0467213114754098">
                <text:p>0.0467213114754098</text:p>
              </table:table-cell>
              <table:table-cell office:value-type="float" office:value="0.0658469945355191">
                <text:p>0.0658469945355191</text:p>
              </table:table-cell>
              <table:table-cell office:value-type="float" office:value="0.0224043715846995">
                <text:p>0.0224043715846995</text:p>
              </table:table-cell>
              <table:table-cell office:value-type="float" office:value="0.351639344262295">
                <text:p>0.351639344262295</text:p>
              </table:table-cell>
              <table:table-cell office:value-type="float" office:value="0.123497267759563">
                <text:p>0.123497267759563</text:p>
              </table:table-cell>
              <table:table-cell office:value-type="float" office:value="0.116393442622951">
                <text:p>0.116393442622951</text:p>
              </table:table-cell>
              <table:table-cell office:value-type="float" office:value="0.0169398907103825">
                <text:p>0.0169398907103825</text:p>
              </table:table-cell>
              <table:table-cell office:value-type="float" office:value="0.00683060109289618">
                <text:p>0.006830601092896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96cm" svg:y="3.703cm" style:legend-expansion="high" chart:style-name="ch2"/>
        <chart:plot-area chart:style-name="ch3" table:cell-range-address="melanoma_detection.B1:melanoma_detection.D1 melanoma_detection.B6:melanoma_detection.D6" chart:data-source-has-labels="row" svg:x="0.32cm" svg:y="0.18cm" svg:width="11.456cm" svg:height="8.64cm">
          <chart:coordinate-region svg:x="1.735cm" svg:y="0.379cm" svg:width="10.04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lanoma_detection.B6:melanoma_detection.B6" chart:label-cell-address="melanoma_detection.B1:melanoma_detection.B1" chart:class="chart:bar">
            <chart:data-point/>
          </chart:series>
          <chart:series chart:style-name="ch8" chart:values-cell-range-address="melanoma_detection.C6:melanoma_detection.C6" chart:label-cell-address="melanoma_detection.C1:melanoma_detection.C1" chart:class="chart:bar">
            <chart:data-point/>
          </chart:series>
          <chart:series chart:style-name="ch9" chart:values-cell-range-address="melanoma_detection.D6:melanoma_detection.D6" chart:label-cell-address="melanoma_detection.D1:melanoma_detection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anoma</text:p>
                <draw:g>
                  <svg:desc>melanoma_detection.B1:melanoma_detection.B1</svg:desc>
                </draw:g>
              </table:table-cell>
              <table:table-cell office:value-type="string">
                <text:p>nevus</text:p>
                <draw:g>
                  <svg:desc>melanoma_detection.C1:melanoma_detection.C1</svg:desc>
                </draw:g>
              </table:table-cell>
              <table:table-cell office:value-type="string">
                <text:p>seborrheic_keratosis</text:p>
                <draw:g>
                  <svg:desc>melanoma_detection.D1:melanoma_detection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89454545454545">
                <text:p>0.189454545454545</text:p>
                <draw:g>
                  <svg:desc>melanoma_detection.B6:melanoma_detection.B6</svg:desc>
                </draw:g>
              </table:table-cell>
              <table:table-cell office:value-type="float" office:value="0.670181818181818">
                <text:p>0.670181818181818</text:p>
                <draw:g>
                  <svg:desc>melanoma_detection.C6:melanoma_detection.C6</svg:desc>
                </draw:g>
              </table:table-cell>
              <table:table-cell office:value-type="float" office:value="0.140363636363636">
                <text:p>0.140363636363636</text:p>
                <draw:g>
                  <svg:desc>melanoma_detection.D6:melanoma_detection.D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hu" number:country="HU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96cm" svg:y="3.703cm" style:legend-expansion="high" chart:style-name="ch2"/>
        <chart:plot-area chart:style-name="ch3" table:cell-range-address="melanoma_detection.A2:melanoma_detection.A4 melanoma_detection.J1:melanoma_detection.L4" chart:data-source-has-labels="both" svg:x="0.32cm" svg:y="0.18cm" svg:width="11.456cm" svg:height="8.64cm">
          <chart:coordinate-region svg:x="1.444cm" svg:y="0.379cm" svg:width="10.332cm" svg:height="7.794cm"/>
          <chart:axis chart:dimension="x" chart:name="primary-x" chart:style-name="ch4" chartooo:axis-type="auto">
            <chartooo:date-scale/>
            <chart:categories table:cell-range-address="melanoma_detection.A2:melanoma_detection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anoma_detection.J2:melanoma_detection.J4" chart:label-cell-address="melanoma_detection.J1:melanoma_detection.J1" chart:class="chart:bar">
            <chart:data-point chart:repeated="3"/>
          </chart:series>
          <chart:series chart:style-name="ch8" chart:values-cell-range-address="melanoma_detection.K2:melanoma_detection.K4" chart:label-cell-address="melanoma_detection.K1:melanoma_detection.K1" chart:class="chart:bar">
            <chart:data-point chart:repeated="3"/>
          </chart:series>
          <chart:series chart:style-name="ch9" chart:values-cell-range-address="melanoma_detection.L2:melanoma_detection.L4" chart:label-cell-address="melanoma_detection.L1:melanoma_detection.L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anoma</text:p>
                <draw:g>
                  <svg:desc>melanoma_detection.J1:melanoma_detection.J1</svg:desc>
                </draw:g>
              </table:table-cell>
              <table:table-cell office:value-type="string">
                <text:p>nevus</text:p>
                <draw:g>
                  <svg:desc>melanoma_detection.K1:melanoma_detection.K1</svg:desc>
                </draw:g>
              </table:table-cell>
              <table:table-cell office:value-type="string">
                <text:p>seborrheic_keratosis</text:p>
                <draw:g>
                  <svg:desc>melanoma_detection.L1:melanoma_detec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</text:p>
                <draw:g>
                  <svg:desc>melanoma_detection.A2:melanoma_detection.A4</svg:desc>
                </draw:g>
              </table:table-cell>
              <table:table-cell office:value-type="float" office:value="0.136">
                <text:p>0.136</text:p>
                <draw:g>
                  <svg:desc>melanoma_detection.J2:melanoma_detection.J4</svg:desc>
                </draw:g>
              </table:table-cell>
              <table:table-cell office:value-type="float" office:value="0.498909090909091">
                <text:p>0.498909090909091</text:p>
                <draw:g>
                  <svg:desc>melanoma_detection.K2:melanoma_detection.K4</svg:desc>
                </draw:g>
              </table:table-cell>
              <table:table-cell office:value-type="float" office:value="0.0923636363636364">
                <text:p>0.0923636363636364</text:p>
                <draw:g>
                  <svg:desc>melanoma_detection.L2:melanoma_detection.L4</svg:desc>
                </draw:g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.0425454545454545">
                <text:p>0.0425454545454545</text:p>
              </table:table-cell>
              <table:table-cell office:value-type="float" office:value="0.142909090909091">
                <text:p>0.142909090909091</text:p>
              </table:table-cell>
              <table:table-cell office:value-type="float" office:value="0.0327272727272727">
                <text:p>0.0327272727272727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0.0109090909090909">
                <text:p>0.0109090909090909</text:p>
              </table:table-cell>
              <table:table-cell office:value-type="float" office:value="0.0283636363636364">
                <text:p>0.0283636363636364</text:p>
              </table:table-cell>
              <table:table-cell office:value-type="float" office:value="0.0152727272727273">
                <text:p>0.01527272727272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